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172" table:style-name="ta1">
        <table:shapes>
          <draw:frame draw:z-index="0" draw:style-name="gr1" draw:text-style-name="P1" svg:width="159.99mm" svg:height="89.99mm" svg:x="304.35mm" svg:y="0mm">
            <loext:p draw:notify-on-update-of-ranges="test172.B1:test172.B1 test172.B2:test172.B90 test172.C1:test172.C1 test172.C2:test172.C90 test172.D1:test172.D1 test172.D2:test172.D9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6.01mm" svg:y="1mm">
            <loext:p draw:notify-on-update-of-ranges="test172.G1:test172.G1 test172.G2:test172.G90 test172.C1:test172.C1 test172.C2:test172.C90 test172.G1:test172.G1 test172.G2:test172.G90 test172.D1:test172.D1 test172.D2:test172.D9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05.86mm" svg:y="94.84mm">
            <loext:p draw:notify-on-update-of-ranges="test172.B2:test172.B90 test172.G1:test172.G1 test172.G2:test172.G9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25.59mm" svg:y="99.35mm">
            <loext:p draw:notify-on-update-of-ranges="test172.B2:test172.B90 test172.F1:test172.F1 test172.F2:test172.F90 test172.G1:test172.G1 test172.G2:test172.G9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6:28</text:p>
          </table:table-cell>
          <table:table-cell office:value-type="float" office:value="0.01709" calcext:value-type="float">
            <text:p>0.01709</text:p>
          </table:table-cell>
          <table:table-cell office:value-type="float" office:value="0.003422" calcext:value-type="float">
            <text:p>0.003422</text:p>
          </table:table-cell>
          <table:table-cell office:value-type="float" office:value="0" calcext:value-type="float">
            <text:p>0</text:p>
          </table:table-cell>
          <table:table-cell office:value-type="float" office:value="76886" calcext:value-type="float">
            <text:p>768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6:29</text:p>
          </table:table-cell>
          <table:table-cell office:value-type="float" office:value="0.013977" calcext:value-type="float">
            <text:p>0.01397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30491" calcext:value-type="float">
            <text:p>3049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6:30</text:p>
          </table:table-cell>
          <table:table-cell office:value-type="float" office:value="0.013711" calcext:value-type="float">
            <text:p>0.013711</text:p>
          </table:table-cell>
          <table:table-cell office:value-type="float" office:value="0.001107" calcext:value-type="float">
            <text:p>0.001107</text:p>
          </table:table-cell>
          <table:table-cell office:value-type="float" office:value="0" calcext:value-type="float">
            <text:p>0</text:p>
          </table:table-cell>
          <table:table-cell office:value-type="float" office:value="32016" calcext:value-type="float">
            <text:p>3201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6:31</text:p>
          </table:table-cell>
          <table:table-cell office:value-type="float" office:value="0.018111" calcext:value-type="float">
            <text:p>0.018111</text:p>
          </table:table-cell>
          <table:table-cell office:value-type="float" office:value="0.001215" calcext:value-type="float">
            <text:p>0.001215</text:p>
          </table:table-cell>
          <table:table-cell office:value-type="float" office:value="0" calcext:value-type="float">
            <text:p>0</text:p>
          </table:table-cell>
          <table:table-cell office:value-type="float" office:value="37042" calcext:value-type="float">
            <text:p>3704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6:32</text:p>
          </table:table-cell>
          <table:table-cell office:value-type="float" office:value="0.013967" calcext:value-type="float">
            <text:p>0.013967</text:p>
          </table:table-cell>
          <table:table-cell office:value-type="float" office:value="0.001335" calcext:value-type="float">
            <text:p>0.001335</text:p>
          </table:table-cell>
          <table:table-cell office:value-type="float" office:value="0" calcext:value-type="float">
            <text:p>0</text:p>
          </table:table-cell>
          <table:table-cell office:value-type="float" office:value="40088" calcext:value-type="float">
            <text:p>400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6:33</text:p>
          </table:table-cell>
          <table:table-cell office:value-type="float" office:value="0.013322" calcext:value-type="float">
            <text:p>0.013322</text:p>
          </table:table-cell>
          <table:table-cell office:value-type="float" office:value="0.001079" calcext:value-type="float">
            <text:p>0.001079</text:p>
          </table:table-cell>
          <table:table-cell office:value-type="float" office:value="0" calcext:value-type="float">
            <text:p>0</text:p>
          </table:table-cell>
          <table:table-cell office:value-type="float" office:value="30432" calcext:value-type="float">
            <text:p>3043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6:34</text:p>
          </table:table-cell>
          <table:table-cell office:value-type="float" office:value="0.014952" calcext:value-type="float">
            <text:p>0.014952</text:p>
          </table:table-cell>
          <table:table-cell office:value-type="float" office:value="0.002157" calcext:value-type="float">
            <text:p>0.002157</text:p>
          </table:table-cell>
          <table:table-cell office:value-type="float" office:value="0" calcext:value-type="float">
            <text:p>0</text:p>
          </table:table-cell>
          <table:table-cell office:value-type="float" office:value="50077" calcext:value-type="float">
            <text:p>5007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6:35</text:p>
          </table:table-cell>
          <table:table-cell office:value-type="float" office:value="0.015475" calcext:value-type="float">
            <text:p>0.015475</text:p>
          </table:table-cell>
          <table:table-cell office:value-type="float" office:value="0.002556" calcext:value-type="float">
            <text:p>0.002556</text:p>
          </table:table-cell>
          <table:table-cell office:value-type="float" office:value="0" calcext:value-type="float">
            <text:p>0</text:p>
          </table:table-cell>
          <table:table-cell office:value-type="float" office:value="63629" calcext:value-type="float">
            <text:p>636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6:36</text:p>
          </table:table-cell>
          <table:table-cell office:value-type="float" office:value="0.016714" calcext:value-type="float">
            <text:p>0.016714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0" calcext:value-type="float">
            <text:p>0</text:p>
          </table:table-cell>
          <table:table-cell office:value-type="float" office:value="96423" calcext:value-type="float">
            <text:p>9642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6:37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02472" calcext:value-type="float">
            <text:p>0.002472</text:p>
          </table:table-cell>
          <table:table-cell office:value-type="float" office:value="0" calcext:value-type="float">
            <text:p>0</text:p>
          </table:table-cell>
          <table:table-cell office:value-type="float" office:value="65505" calcext:value-type="float">
            <text:p>6550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6:38</text:p>
          </table:table-cell>
          <table:table-cell office:value-type="float" office:value="0.015764" calcext:value-type="float">
            <text:p>0.015764</text:p>
          </table:table-cell>
          <table:table-cell office:value-type="float" office:value="0.002313" calcext:value-type="float">
            <text:p>0.002313</text:p>
          </table:table-cell>
          <table:table-cell office:value-type="float" office:value="0" calcext:value-type="float">
            <text:p>0</text:p>
          </table:table-cell>
          <table:table-cell office:value-type="float" office:value="59671" calcext:value-type="float">
            <text:p>5967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6:39</text:p>
          </table:table-cell>
          <table:table-cell office:value-type="float" office:value="0.01689" calcext:value-type="float">
            <text:p>0.01689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" calcext:value-type="float">
            <text:p>0</text:p>
          </table:table-cell>
          <table:table-cell office:value-type="float" office:value="79146" calcext:value-type="float">
            <text:p>7914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6:40</text:p>
          </table:table-cell>
          <table:table-cell office:value-type="float" office:value="0.020075" calcext:value-type="float">
            <text:p>0.020075</text:p>
          </table:table-cell>
          <table:table-cell office:value-type="float" office:value="0.004399" calcext:value-type="float">
            <text:p>0.004399</text:p>
          </table:table-cell>
          <table:table-cell office:value-type="float" office:value="0" calcext:value-type="float">
            <text:p>0</text:p>
          </table:table-cell>
          <table:table-cell office:value-type="float" office:value="102728" calcext:value-type="float">
            <text:p>10272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6:41</text:p>
          </table:table-cell>
          <table:table-cell office:value-type="float" office:value="0.018321" calcext:value-type="float">
            <text:p>0.018321</text:p>
          </table:table-cell>
          <table:table-cell office:value-type="float" office:value="0.003698" calcext:value-type="float">
            <text:p>0.003698</text:p>
          </table:table-cell>
          <table:table-cell office:value-type="float" office:value="0" calcext:value-type="float">
            <text:p>0</text:p>
          </table:table-cell>
          <table:table-cell office:value-type="float" office:value="91243" calcext:value-type="float">
            <text:p>9124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6:42</text:p>
          </table:table-cell>
          <table:table-cell office:value-type="float" office:value="0.016032" calcext:value-type="float">
            <text:p>0.016032</text:p>
          </table:table-cell>
          <table:table-cell office:value-type="float" office:value="0.003139" calcext:value-type="float">
            <text:p>0.003139</text:p>
          </table:table-cell>
          <table:table-cell office:value-type="float" office:value="0" calcext:value-type="float">
            <text:p>0</text:p>
          </table:table-cell>
          <table:table-cell office:value-type="float" office:value="71509" calcext:value-type="float">
            <text:p>7150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6:43</text:p>
          </table:table-cell>
          <table:table-cell office:value-type="float" office:value="0.017168" calcext:value-type="float">
            <text:p>0.017168</text:p>
          </table:table-cell>
          <table:table-cell office:value-type="float" office:value="0.002874" calcext:value-type="float">
            <text:p>0.002874</text:p>
          </table:table-cell>
          <table:table-cell office:value-type="float" office:value="0" calcext:value-type="float">
            <text:p>0</text:p>
          </table:table-cell>
          <table:table-cell office:value-type="float" office:value="68343" calcext:value-type="float">
            <text:p>6834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6:44</text:p>
          </table:table-cell>
          <table:table-cell office:value-type="float" office:value="0.013898" calcext:value-type="float">
            <text:p>0.013898</text:p>
          </table:table-cell>
          <table:table-cell office:value-type="float" office:value="0.001906" calcext:value-type="float">
            <text:p>0.001906</text:p>
          </table:table-cell>
          <table:table-cell office:value-type="float" office:value="0" calcext:value-type="float">
            <text:p>0</text:p>
          </table:table-cell>
          <table:table-cell office:value-type="float" office:value="45430" calcext:value-type="float">
            <text:p>4543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6:45</text:p>
          </table:table-cell>
          <table:table-cell office:value-type="float" office:value="0.013533" calcext:value-type="float">
            <text:p>0.013533</text:p>
          </table:table-cell>
          <table:table-cell office:value-type="float" office:value="0.001628" calcext:value-type="float">
            <text:p>0.001628</text:p>
          </table:table-cell>
          <table:table-cell office:value-type="float" office:value="0" calcext:value-type="float">
            <text:p>0</text:p>
          </table:table-cell>
          <table:table-cell office:value-type="float" office:value="39498" calcext:value-type="float">
            <text:p>3949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6:46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0.001688" calcext:value-type="float">
            <text:p>0.001688</text:p>
          </table:table-cell>
          <table:table-cell office:value-type="float" office:value="0" calcext:value-type="float">
            <text:p>0</text:p>
          </table:table-cell>
          <table:table-cell office:value-type="float" office:value="41583" calcext:value-type="float">
            <text:p>4158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6:47</text:p>
          </table:table-cell>
          <table:table-cell office:value-type="float" office:value="0.014974" calcext:value-type="float">
            <text:p>0.014974</text:p>
          </table:table-cell>
          <table:table-cell office:value-type="float" office:value="0.003021" calcext:value-type="float">
            <text:p>0.003021</text:p>
          </table:table-cell>
          <table:table-cell office:value-type="float" office:value="0" calcext:value-type="float">
            <text:p>0</text:p>
          </table:table-cell>
          <table:table-cell office:value-type="float" office:value="60607" calcext:value-type="float">
            <text:p>6060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6:48</text:p>
          </table:table-cell>
          <table:table-cell office:value-type="float" office:value="0.027132" calcext:value-type="float">
            <text:p>0.027132</text:p>
          </table:table-cell>
          <table:table-cell office:value-type="float" office:value="0.00211" calcext:value-type="float">
            <text:p>0.00211</text:p>
          </table:table-cell>
          <table:table-cell office:value-type="float" office:value="0" calcext:value-type="float">
            <text:p>0</text:p>
          </table:table-cell>
          <table:table-cell office:value-type="float" office:value="42882" calcext:value-type="float">
            <text:p>42882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6:49</text:p>
          </table:table-cell>
          <table:table-cell office:value-type="float" office:value="0.019722" calcext:value-type="float">
            <text:p>0.019722</text:p>
          </table:table-cell>
          <table:table-cell office:value-type="float" office:value="0.002674" calcext:value-type="float">
            <text:p>0.002674</text:p>
          </table:table-cell>
          <table:table-cell office:value-type="float" office:value="0" calcext:value-type="float">
            <text:p>0</text:p>
          </table:table-cell>
          <table:table-cell office:value-type="float" office:value="60661" calcext:value-type="float">
            <text:p>6066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6:50</text:p>
          </table:table-cell>
          <table:table-cell office:value-type="float" office:value="0.014553" calcext:value-type="float">
            <text:p>0.014553</text:p>
          </table:table-cell>
          <table:table-cell office:value-type="float" office:value="0.001688" calcext:value-type="float">
            <text:p>0.001688</text:p>
          </table:table-cell>
          <table:table-cell office:value-type="float" office:value="0" calcext:value-type="float">
            <text:p>0</text:p>
          </table:table-cell>
          <table:table-cell office:value-type="float" office:value="40044" calcext:value-type="float">
            <text:p>4004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6:51</text:p>
          </table:table-cell>
          <table:table-cell office:value-type="float" office:value="0.016097" calcext:value-type="float">
            <text:p>0.016097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0" calcext:value-type="float">
            <text:p>0</text:p>
          </table:table-cell>
          <table:table-cell office:value-type="float" office:value="58265" calcext:value-type="float">
            <text:p>5826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6:52</text:p>
          </table:table-cell>
          <table:table-cell office:value-type="float" office:value="0.02255" calcext:value-type="float">
            <text:p>0.02255</text:p>
          </table:table-cell>
          <table:table-cell office:value-type="float" office:value="0.005553" calcext:value-type="float">
            <text:p>0.005553</text:p>
          </table:table-cell>
          <table:table-cell office:value-type="float" office:value="0" calcext:value-type="float">
            <text:p>0</text:p>
          </table:table-cell>
          <table:table-cell office:value-type="float" office:value="91556" calcext:value-type="float">
            <text:p>9155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6:53</text:p>
          </table:table-cell>
          <table:table-cell office:value-type="float" office:value="0.022878" calcext:value-type="float">
            <text:p>0.022878</text:p>
          </table:table-cell>
          <table:table-cell office:value-type="float" office:value="0.004714" calcext:value-type="float">
            <text:p>0.004714</text:p>
          </table:table-cell>
          <table:table-cell office:value-type="float" office:value="0" calcext:value-type="float">
            <text:p>0</text:p>
          </table:table-cell>
          <table:table-cell office:value-type="float" office:value="64736" calcext:value-type="float">
            <text:p>6473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6:54</text:p>
          </table:table-cell>
          <table:table-cell office:value-type="float" office:value="0.018528" calcext:value-type="float">
            <text:p>0.018528</text:p>
          </table:table-cell>
          <table:table-cell office:value-type="float" office:value="0.003287" calcext:value-type="float">
            <text:p>0.003287</text:p>
          </table:table-cell>
          <table:table-cell office:value-type="float" office:value="0" calcext:value-type="float">
            <text:p>0</text:p>
          </table:table-cell>
          <table:table-cell office:value-type="float" office:value="62246" calcext:value-type="float">
            <text:p>6224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6:55</text:p>
          </table:table-cell>
          <table:table-cell office:value-type="float" office:value="0.057227" calcext:value-type="float">
            <text:p>0.057227</text:p>
          </table:table-cell>
          <table:table-cell office:value-type="float" office:value="0.009508" calcext:value-type="float">
            <text:p>0.009508</text:p>
          </table:table-cell>
          <table:table-cell office:value-type="float" office:value="0" calcext:value-type="float">
            <text:p>0</text:p>
          </table:table-cell>
          <table:table-cell office:value-type="float" office:value="100239" calcext:value-type="float">
            <text:p>10023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6:56</text:p>
          </table:table-cell>
          <table:table-cell office:value-type="float" office:value="0.020911" calcext:value-type="float">
            <text:p>0.020911</text:p>
          </table:table-cell>
          <table:table-cell office:value-type="float" office:value="0.003557" calcext:value-type="float">
            <text:p>0.003557</text:p>
          </table:table-cell>
          <table:table-cell office:value-type="float" office:value="0" calcext:value-type="float">
            <text:p>0</text:p>
          </table:table-cell>
          <table:table-cell office:value-type="float" office:value="63236" calcext:value-type="float">
            <text:p>6323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6:57</text:p>
          </table:table-cell>
          <table:table-cell office:value-type="float" office:value="0.015895" calcext:value-type="float">
            <text:p>0.015895</text:p>
          </table:table-cell>
          <table:table-cell office:value-type="float" office:value="0.00234" calcext:value-type="float">
            <text:p>0.00234</text:p>
          </table:table-cell>
          <table:table-cell office:value-type="float" office:value="0" calcext:value-type="float">
            <text:p>0</text:p>
          </table:table-cell>
          <table:table-cell office:value-type="float" office:value="58768" calcext:value-type="float">
            <text:p>58768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6:58</text:p>
          </table:table-cell>
          <table:table-cell office:value-type="float" office:value="0.08649" calcext:value-type="float">
            <text:p>0.08649</text:p>
          </table:table-cell>
          <table:table-cell office:value-type="float" office:value="0.013591" calcext:value-type="float">
            <text:p>0.013591</text:p>
          </table:table-cell>
          <table:table-cell office:value-type="float" office:value="0" calcext:value-type="float">
            <text:p>0</text:p>
          </table:table-cell>
          <table:table-cell office:value-type="float" office:value="97305" calcext:value-type="float">
            <text:p>97305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6:59</text:p>
          </table:table-cell>
          <table:table-cell office:value-type="float" office:value="0.025574" calcext:value-type="float">
            <text:p>0.025574</text:p>
          </table:table-cell>
          <table:table-cell office:value-type="float" office:value="0.003349" calcext:value-type="float">
            <text:p>0.003349</text:p>
          </table:table-cell>
          <table:table-cell office:value-type="float" office:value="0" calcext:value-type="float">
            <text:p>0</text:p>
          </table:table-cell>
          <table:table-cell office:value-type="float" office:value="59771" calcext:value-type="float">
            <text:p>5977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7:00</text:p>
          </table:table-cell>
          <table:table-cell office:value-type="float" office:value="0.033677" calcext:value-type="float">
            <text:p>0.033677</text:p>
          </table:table-cell>
          <table:table-cell office:value-type="float" office:value="0.006368" calcext:value-type="float">
            <text:p>0.006368</text:p>
          </table:table-cell>
          <table:table-cell office:value-type="float" office:value="0" calcext:value-type="float">
            <text:p>0</text:p>
          </table:table-cell>
          <table:table-cell office:value-type="float" office:value="77076" calcext:value-type="float">
            <text:p>77076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7:01</text:p>
          </table:table-cell>
          <table:table-cell office:value-type="float" office:value="0.036504" calcext:value-type="float">
            <text:p>0.036504</text:p>
          </table:table-cell>
          <table:table-cell office:value-type="float" office:value="0.005136" calcext:value-type="float">
            <text:p>0.005136</text:p>
          </table:table-cell>
          <table:table-cell office:value-type="float" office:value="0" calcext:value-type="float">
            <text:p>0</text:p>
          </table:table-cell>
          <table:table-cell office:value-type="float" office:value="77926" calcext:value-type="float">
            <text:p>77926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7:02</text:p>
          </table:table-cell>
          <table:table-cell office:value-type="float" office:value="0.13881" calcext:value-type="float">
            <text:p>0.13881</text:p>
          </table:table-cell>
          <table:table-cell office:value-type="float" office:value="0.058804" calcext:value-type="float">
            <text:p>0.058804</text:p>
          </table:table-cell>
          <table:table-cell office:value-type="float" office:value="0" calcext:value-type="float">
            <text:p>0</text:p>
          </table:table-cell>
          <table:table-cell office:value-type="float" office:value="140781" calcext:value-type="float">
            <text:p>14078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7:03</text:p>
          </table:table-cell>
          <table:table-cell office:value-type="float" office:value="0.042126" calcext:value-type="float">
            <text:p>0.042126</text:p>
          </table:table-cell>
          <table:table-cell office:value-type="float" office:value="0.004855" calcext:value-type="float">
            <text:p>0.004855</text:p>
          </table:table-cell>
          <table:table-cell office:value-type="float" office:value="0" calcext:value-type="float">
            <text:p>0</text:p>
          </table:table-cell>
          <table:table-cell office:value-type="float" office:value="53181" calcext:value-type="float">
            <text:p>53181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7:04</text:p>
          </table:table-cell>
          <table:table-cell office:value-type="float" office:value="0.02208" calcext:value-type="float">
            <text:p>0.02208</text:p>
          </table:table-cell>
          <table:table-cell office:value-type="float" office:value="0.004599" calcext:value-type="float">
            <text:p>0.004599</text:p>
          </table:table-cell>
          <table:table-cell office:value-type="float" office:value="0" calcext:value-type="float">
            <text:p>0</text:p>
          </table:table-cell>
          <table:table-cell office:value-type="float" office:value="69823" calcext:value-type="float">
            <text:p>69823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7:05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" calcext:value-type="float">
            <text:p>0</text:p>
          </table:table-cell>
          <table:table-cell office:value-type="float" office:value="30577" calcext:value-type="float">
            <text:p>3057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7:06</text:p>
          </table:table-cell>
          <table:table-cell office:value-type="float" office:value="0.018078" calcext:value-type="float">
            <text:p>0.018078</text:p>
          </table:table-cell>
          <table:table-cell office:value-type="float" office:value="0.002982" calcext:value-type="float">
            <text:p>0.002982</text:p>
          </table:table-cell>
          <table:table-cell office:value-type="float" office:value="0" calcext:value-type="float">
            <text:p>0</text:p>
          </table:table-cell>
          <table:table-cell office:value-type="float" office:value="60551" calcext:value-type="float">
            <text:p>60551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7:07</text:p>
          </table:table-cell>
          <table:table-cell office:value-type="float" office:value="0.040957" calcext:value-type="float">
            <text:p>0.040957</text:p>
          </table:table-cell>
          <table:table-cell office:value-type="float" office:value="0.004543" calcext:value-type="float">
            <text:p>0.004543</text:p>
          </table:table-cell>
          <table:table-cell office:value-type="float" office:value="0" calcext:value-type="float">
            <text:p>0</text:p>
          </table:table-cell>
          <table:table-cell office:value-type="float" office:value="62542" calcext:value-type="float">
            <text:p>62542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7:08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05574" calcext:value-type="float">
            <text:p>0.005574</text:p>
          </table:table-cell>
          <table:table-cell office:value-type="float" office:value="0" calcext:value-type="float">
            <text:p>0</text:p>
          </table:table-cell>
          <table:table-cell office:value-type="float" office:value="68960" calcext:value-type="float">
            <text:p>68960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7:09</text:p>
          </table:table-cell>
          <table:table-cell office:value-type="float" office:value="0.01997" calcext:value-type="float">
            <text:p>0.01997</text:p>
          </table:table-cell>
          <table:table-cell office:value-type="float" office:value="0.003596" calcext:value-type="float">
            <text:p>0.003596</text:p>
          </table:table-cell>
          <table:table-cell office:value-type="float" office:value="0" calcext:value-type="float">
            <text:p>0</text:p>
          </table:table-cell>
          <table:table-cell office:value-type="float" office:value="56444" calcext:value-type="float">
            <text:p>56444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7:10</text:p>
          </table:table-cell>
          <table:table-cell office:value-type="float" office:value="0.052548" calcext:value-type="float">
            <text:p>0.052548</text:p>
          </table:table-cell>
          <table:table-cell office:value-type="float" office:value="0.008625" calcext:value-type="float">
            <text:p>0.008625</text:p>
          </table:table-cell>
          <table:table-cell office:value-type="float" office:value="0" calcext:value-type="float">
            <text:p>0</text:p>
          </table:table-cell>
          <table:table-cell office:value-type="float" office:value="81134" calcext:value-type="float">
            <text:p>81134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7:11</text:p>
          </table:table-cell>
          <table:table-cell office:value-type="float" office:value="0.047179" calcext:value-type="float">
            <text:p>0.047179</text:p>
          </table:table-cell>
          <table:table-cell office:value-type="float" office:value="0.017167" calcext:value-type="float">
            <text:p>0.017167</text:p>
          </table:table-cell>
          <table:table-cell office:value-type="float" office:value="0" calcext:value-type="float">
            <text:p>0</text:p>
          </table:table-cell>
          <table:table-cell office:value-type="float" office:value="77009" calcext:value-type="float">
            <text:p>77009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7:12</text:p>
          </table:table-cell>
          <table:table-cell office:value-type="float" office:value="0.078411" calcext:value-type="float">
            <text:p>0.078411</text:p>
          </table:table-cell>
          <table:table-cell office:value-type="float" office:value="0.027842" calcext:value-type="float">
            <text:p>0.027842</text:p>
          </table:table-cell>
          <table:table-cell office:value-type="float" office:value="0" calcext:value-type="float">
            <text:p>0</text:p>
          </table:table-cell>
          <table:table-cell office:value-type="float" office:value="86052" calcext:value-type="float">
            <text:p>86052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7:13</text:p>
          </table:table-cell>
          <table:table-cell office:value-type="float" office:value="0.062311" calcext:value-type="float">
            <text:p>0.062311</text:p>
          </table:table-cell>
          <table:table-cell office:value-type="float" office:value="0.011214" calcext:value-type="float">
            <text:p>0.011214</text:p>
          </table:table-cell>
          <table:table-cell office:value-type="float" office:value="0" calcext:value-type="float">
            <text:p>0</text:p>
          </table:table-cell>
          <table:table-cell office:value-type="float" office:value="72532" calcext:value-type="float">
            <text:p>72532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7:14</text:p>
          </table:table-cell>
          <table:table-cell office:value-type="float" office:value="0.139916" calcext:value-type="float">
            <text:p>0.139916</text:p>
          </table:table-cell>
          <table:table-cell office:value-type="float" office:value="0.030851" calcext:value-type="float">
            <text:p>0.030851</text:p>
          </table:table-cell>
          <table:table-cell office:value-type="float" office:value="0" calcext:value-type="float">
            <text:p>0</text:p>
          </table:table-cell>
          <table:table-cell office:value-type="float" office:value="96935" calcext:value-type="float">
            <text:p>96935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7:15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0.055202" calcext:value-type="float">
            <text:p>0.055202</text:p>
          </table:table-cell>
          <table:table-cell office:value-type="float" office:value="0" calcext:value-type="float">
            <text:p>0</text:p>
          </table:table-cell>
          <table:table-cell office:value-type="float" office:value="115717" calcext:value-type="float">
            <text:p>115717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7:16</text:p>
          </table:table-cell>
          <table:table-cell office:value-type="float" office:value="0.148276" calcext:value-type="float">
            <text:p>0.148276</text:p>
          </table:table-cell>
          <table:table-cell office:value-type="float" office:value="0.03904" calcext:value-type="float">
            <text:p>0.03904</text:p>
          </table:table-cell>
          <table:table-cell office:value-type="float" office:value="0" calcext:value-type="float">
            <text:p>0</text:p>
          </table:table-cell>
          <table:table-cell office:value-type="float" office:value="59626" calcext:value-type="float">
            <text:p>59626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7:17</text:p>
          </table:table-cell>
          <table:table-cell office:value-type="float" office:value="0.05539" calcext:value-type="float">
            <text:p>0.05539</text:p>
          </table:table-cell>
          <table:table-cell office:value-type="float" office:value="0.011333" calcext:value-type="float">
            <text:p>0.011333</text:p>
          </table:table-cell>
          <table:table-cell office:value-type="float" office:value="0" calcext:value-type="float">
            <text:p>0</text:p>
          </table:table-cell>
          <table:table-cell office:value-type="float" office:value="55432" calcext:value-type="float">
            <text:p>55432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7:18</text:p>
          </table:table-cell>
          <table:table-cell office:value-type="float" office:value="0.259903" calcext:value-type="float">
            <text:p>0.259903</text:p>
          </table:table-cell>
          <table:table-cell office:value-type="float" office:value="0.13949" calcext:value-type="float">
            <text:p>0.13949</text:p>
          </table:table-cell>
          <table:table-cell office:value-type="float" office:value="0" calcext:value-type="float">
            <text:p>0</text:p>
          </table:table-cell>
          <table:table-cell office:value-type="float" office:value="122162" calcext:value-type="float">
            <text:p>122162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7:19</text:p>
          </table:table-cell>
          <table:table-cell office:value-type="float" office:value="0.173779" calcext:value-type="float">
            <text:p>0.173779</text:p>
          </table:table-cell>
          <table:table-cell office:value-type="float" office:value="0.058337" calcext:value-type="float">
            <text:p>0.058337</text:p>
          </table:table-cell>
          <table:table-cell office:value-type="float" office:value="0" calcext:value-type="float">
            <text:p>0</text:p>
          </table:table-cell>
          <table:table-cell office:value-type="float" office:value="52490" calcext:value-type="float">
            <text:p>52490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7:20</text:p>
          </table:table-cell>
          <table:table-cell office:value-type="float" office:value="0.171013" calcext:value-type="float">
            <text:p>0.171013</text:p>
          </table:table-cell>
          <table:table-cell office:value-type="float" office:value="0.065154" calcext:value-type="float">
            <text:p>0.065154</text:p>
          </table:table-cell>
          <table:table-cell office:value-type="float" office:value="0" calcext:value-type="float">
            <text:p>0</text:p>
          </table:table-cell>
          <table:table-cell office:value-type="float" office:value="84519" calcext:value-type="float">
            <text:p>84519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7:21</text:p>
          </table:table-cell>
          <table:table-cell office:value-type="float" office:value="0.119636" calcext:value-type="float">
            <text:p>0.119636</text:p>
          </table:table-cell>
          <table:table-cell office:value-type="float" office:value="0.031797" calcext:value-type="float">
            <text:p>0.031797</text:p>
          </table:table-cell>
          <table:table-cell office:value-type="float" office:value="0" calcext:value-type="float">
            <text:p>0</text:p>
          </table:table-cell>
          <table:table-cell office:value-type="float" office:value="63794" calcext:value-type="float">
            <text:p>63794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7:22</text:p>
          </table:table-cell>
          <table:table-cell office:value-type="float" office:value="0.18345" calcext:value-type="float">
            <text:p>0.18345</text:p>
          </table:table-cell>
          <table:table-cell office:value-type="float" office:value="0.076926" calcext:value-type="float">
            <text:p>0.076926</text:p>
          </table:table-cell>
          <table:table-cell office:value-type="float" office:value="0" calcext:value-type="float">
            <text:p>0</text:p>
          </table:table-cell>
          <table:table-cell office:value-type="float" office:value="89334" calcext:value-type="float">
            <text:p>89334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7:23</text:p>
          </table:table-cell>
          <table:table-cell office:value-type="float" office:value="0.232629" calcext:value-type="float">
            <text:p>0.232629</text:p>
          </table:table-cell>
          <table:table-cell office:value-type="float" office:value="0.101816" calcext:value-type="float">
            <text:p>0.101816</text:p>
          </table:table-cell>
          <table:table-cell office:value-type="float" office:value="0" calcext:value-type="float">
            <text:p>0</text:p>
          </table:table-cell>
          <table:table-cell office:value-type="float" office:value="78615" calcext:value-type="float">
            <text:p>7861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7:24</text:p>
          </table:table-cell>
          <table:table-cell office:value-type="float" office:value="0.351333" calcext:value-type="float">
            <text:p>0.351333</text:p>
          </table:table-cell>
          <table:table-cell office:value-type="float" office:value="0.571879" calcext:value-type="float">
            <text:p>0.571879</text:p>
          </table:table-cell>
          <table:table-cell office:value-type="float" office:value="0" calcext:value-type="float">
            <text:p>0</text:p>
          </table:table-cell>
          <table:table-cell office:value-type="float" office:value="114734" calcext:value-type="float">
            <text:p>114734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7:25</text:p>
          </table:table-cell>
          <table:table-cell office:value-type="float" office:value="0.329401" calcext:value-type="float">
            <text:p>0.329401</text:p>
          </table:table-cell>
          <table:table-cell office:value-type="float" office:value="0.505171" calcext:value-type="float">
            <text:p>0.505171</text:p>
          </table:table-cell>
          <table:table-cell office:value-type="float" office:value="0" calcext:value-type="float">
            <text:p>0</text:p>
          </table:table-cell>
          <table:table-cell office:value-type="float" office:value="78824" calcext:value-type="float">
            <text:p>78824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7:26</text:p>
          </table:table-cell>
          <table:table-cell office:value-type="float" office:value="0.353017" calcext:value-type="float">
            <text:p>0.353017</text:p>
          </table:table-cell>
          <table:table-cell office:value-type="float" office:value="0.666051" calcext:value-type="float">
            <text:p>0.666051</text:p>
          </table:table-cell>
          <table:table-cell office:value-type="float" office:value="0" calcext:value-type="float">
            <text:p>0</text:p>
          </table:table-cell>
          <table:table-cell office:value-type="float" office:value="70644" calcext:value-type="float">
            <text:p>70644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7:27</text:p>
          </table:table-cell>
          <table:table-cell office:value-type="float" office:value="0.498987" calcext:value-type="float">
            <text:p>0.498987</text:p>
          </table:table-cell>
          <table:table-cell office:value-type="float" office:value="1.634188" calcext:value-type="float">
            <text:p>1.634188</text:p>
          </table:table-cell>
          <table:table-cell office:value-type="float" office:value="0" calcext:value-type="float">
            <text:p>0</text:p>
          </table:table-cell>
          <table:table-cell office:value-type="float" office:value="107441" calcext:value-type="float">
            <text:p>107441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7:28</text:p>
          </table:table-cell>
          <table:table-cell office:value-type="float" office:value="0.511388" calcext:value-type="float">
            <text:p>0.511388</text:p>
          </table:table-cell>
          <table:table-cell office:value-type="float" office:value="2.081451" calcext:value-type="float">
            <text:p>2.081451</text:p>
          </table:table-cell>
          <table:table-cell office:value-type="float" office:value="0" calcext:value-type="float">
            <text:p>0</text:p>
          </table:table-cell>
          <table:table-cell office:value-type="float" office:value="106050" calcext:value-type="float">
            <text:p>106050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7:29</text:p>
          </table:table-cell>
          <table:table-cell office:value-type="float" office:value="0.891156" calcext:value-type="float">
            <text:p>0.891156</text:p>
          </table:table-cell>
          <table:table-cell office:value-type="float" office:value="3.22032" calcext:value-type="float">
            <text:p>3.22032</text:p>
          </table:table-cell>
          <table:table-cell office:value-type="float" office:value="0" calcext:value-type="float">
            <text:p>0</text:p>
          </table:table-cell>
          <table:table-cell office:value-type="float" office:value="156294" calcext:value-type="float">
            <text:p>156294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7:30</text:p>
          </table:table-cell>
          <table:table-cell office:value-type="float" office:value="1.016804" calcext:value-type="float">
            <text:p>1.016804</text:p>
          </table:table-cell>
          <table:table-cell office:value-type="float" office:value="3.109312" calcext:value-type="float">
            <text:p>3.109312</text:p>
          </table:table-cell>
          <table:table-cell office:value-type="float" office:value="0" calcext:value-type="float">
            <text:p>0</text:p>
          </table:table-cell>
          <table:table-cell office:value-type="float" office:value="156747" calcext:value-type="float">
            <text:p>156747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7:31</text:p>
          </table:table-cell>
          <table:table-cell office:value-type="float" office:value="0.851451" calcext:value-type="float">
            <text:p>0.851451</text:p>
          </table:table-cell>
          <table:table-cell office:value-type="float" office:value="1.926334" calcext:value-type="float">
            <text:p>1.926334</text:p>
          </table:table-cell>
          <table:table-cell office:value-type="float" office:value="0" calcext:value-type="float">
            <text:p>0</text:p>
          </table:table-cell>
          <table:table-cell office:value-type="float" office:value="82301" calcext:value-type="float">
            <text:p>82301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7:32</text:p>
          </table:table-cell>
          <table:table-cell office:value-type="float" office:value="0.764123" calcext:value-type="float">
            <text:p>0.764123</text:p>
          </table:table-cell>
          <table:table-cell office:value-type="float" office:value="1.300026" calcext:value-type="float">
            <text:p>1.300026</text:p>
          </table:table-cell>
          <table:table-cell office:value-type="float" office:value="0" calcext:value-type="float">
            <text:p>0</text:p>
          </table:table-cell>
          <table:table-cell office:value-type="float" office:value="58421" calcext:value-type="float">
            <text:p>58421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2:37:33</text:p>
          </table:table-cell>
          <table:table-cell office:value-type="float" office:value="0.820434" calcext:value-type="float">
            <text:p>0.820434</text:p>
          </table:table-cell>
          <table:table-cell office:value-type="float" office:value="1.142944" calcext:value-type="float">
            <text:p>1.142944</text:p>
          </table:table-cell>
          <table:table-cell office:value-type="float" office:value="0" calcext:value-type="float">
            <text:p>0</text:p>
          </table:table-cell>
          <table:table-cell office:value-type="float" office:value="59892" calcext:value-type="float">
            <text:p>59892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2:37:34</text:p>
          </table:table-cell>
          <table:table-cell office:value-type="float" office:value="1.544202" calcext:value-type="float">
            <text:p>1.544202</text:p>
          </table:table-cell>
          <table:table-cell office:value-type="float" office:value="2.984362" calcext:value-type="float">
            <text:p>2.984362</text:p>
          </table:table-cell>
          <table:table-cell office:value-type="float" office:value="0" calcext:value-type="float">
            <text:p>0</text:p>
          </table:table-cell>
          <table:table-cell office:value-type="float" office:value="655736" calcext:value-type="float">
            <text:p>655736</text:p>
          </table:table-cell>
          <table:table-cell office:value-type="float" office:value="920" calcext:value-type="float">
            <text:p>920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2:37:35</text:p>
          </table:table-cell>
          <table:table-cell office:value-type="float" office:value="1.843568" calcext:value-type="float">
            <text:p>1.843568</text:p>
          </table:table-cell>
          <table:table-cell office:value-type="float" office:value="1.625464" calcext:value-type="float">
            <text:p>1.625464</text:p>
          </table:table-cell>
          <table:table-cell office:value-type="float" office:value="0" calcext:value-type="float">
            <text:p>0</text:p>
          </table:table-cell>
          <table:table-cell office:value-type="float" office:value="250170" calcext:value-type="float">
            <text:p>250170</text:p>
          </table:table-cell>
          <table:table-cell office:value-type="float" office:value="665" calcext:value-type="float">
            <text:p>665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2:37:36</text:p>
          </table:table-cell>
          <table:table-cell office:value-type="float" office:value="2.594772" calcext:value-type="float">
            <text:p>2.594772</text:p>
          </table:table-cell>
          <table:table-cell office:value-type="float" office:value="0.921945" calcext:value-type="float">
            <text:p>0.921945</text:p>
          </table:table-cell>
          <table:table-cell office:value-type="float" office:value="0" calcext:value-type="float">
            <text:p>0</text:p>
          </table:table-cell>
          <table:table-cell office:value-type="float" office:value="110754" calcext:value-type="float">
            <text:p>110754</text:p>
          </table:table-cell>
          <table:table-cell office:value-type="float" office:value="287" calcext:value-type="float">
            <text:p>287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2:37:37</text:p>
          </table:table-cell>
          <table:table-cell office:value-type="float" office:value="2.643944" calcext:value-type="float">
            <text:p>2.643944</text:p>
          </table:table-cell>
          <table:table-cell office:value-type="float" office:value="0.716861" calcext:value-type="float">
            <text:p>0.716861</text:p>
          </table:table-cell>
          <table:table-cell office:value-type="float" office:value="0" calcext:value-type="float">
            <text:p>0</text:p>
          </table:table-cell>
          <table:table-cell office:value-type="float" office:value="97503" calcext:value-type="float">
            <text:p>97503</text:p>
          </table:table-cell>
          <table:table-cell office:value-type="float" office:value="126" calcext:value-type="float">
            <text:p>126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2:37:38</text:p>
          </table:table-cell>
          <table:table-cell office:value-type="float" office:value="1.330501" calcext:value-type="float">
            <text:p>1.330501</text:p>
          </table:table-cell>
          <table:table-cell office:value-type="float" office:value="0.434509" calcext:value-type="float">
            <text:p>0.434509</text:p>
          </table:table-cell>
          <table:table-cell office:value-type="float" office:value="0" calcext:value-type="float">
            <text:p>0</text:p>
          </table:table-cell>
          <table:table-cell office:value-type="float" office:value="68605" calcext:value-type="float">
            <text:p>68605</text:p>
          </table:table-cell>
          <table:table-cell office:value-type="float" office:value="172" calcext:value-type="float">
            <text:p>172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2:37:39</text:p>
          </table:table-cell>
          <table:table-cell office:value-type="float" office:value="0.549163" calcext:value-type="float">
            <text:p>0.549163</text:p>
          </table:table-cell>
          <table:table-cell office:value-type="float" office:value="0.090951" calcext:value-type="float">
            <text:p>0.090951</text:p>
          </table:table-cell>
          <table:table-cell office:value-type="float" office:value="0" calcext:value-type="float">
            <text:p>0</text:p>
          </table:table-cell>
          <table:table-cell office:value-type="float" office:value="18170" calcext:value-type="float">
            <text:p>18170</text:p>
          </table:table-cell>
          <table:table-cell office:value-type="float" office:value="363" calcext:value-type="float">
            <text:p>363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2:37:40</text:p>
          </table:table-cell>
          <table:table-cell office:value-type="float" office:value="0.343436" calcext:value-type="float">
            <text:p>0.343436</text:p>
          </table:table-cell>
          <table:table-cell office:value-type="float" office:value="0.059451" calcext:value-type="float">
            <text:p>0.059451</text:p>
          </table:table-cell>
          <table:table-cell office:value-type="float" office:value="0" calcext:value-type="float">
            <text:p>0</text:p>
          </table:table-cell>
          <table:table-cell office:value-type="float" office:value="12428" calcext:value-type="float">
            <text:p>12428</text:p>
          </table:table-cell>
          <table:table-cell office:value-type="float" office:value="608" calcext:value-type="float">
            <text:p>608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2:37:41</text:p>
          </table:table-cell>
          <table:table-cell office:value-type="float" office:value="0.276926" calcext:value-type="float">
            <text:p>0.276926</text:p>
          </table:table-cell>
          <table:table-cell office:value-type="float" office:value="0.055628" calcext:value-type="float">
            <text:p>0.055628</text:p>
          </table:table-cell>
          <table:table-cell office:value-type="float" office:value="0" calcext:value-type="float">
            <text:p>0</text:p>
          </table:table-cell>
          <table:table-cell office:value-type="float" office:value="16300" calcext:value-type="float">
            <text:p>16300</text:p>
          </table:table-cell>
          <table:table-cell office:value-type="float" office:value="573" calcext:value-type="float">
            <text:p>573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2:37:42</text:p>
          </table:table-cell>
          <table:table-cell office:value-type="float" office:value="0.219135" calcext:value-type="float">
            <text:p>0.219135</text:p>
          </table:table-cell>
          <table:table-cell office:value-type="float" office:value="0.032707" calcext:value-type="float">
            <text:p>0.032707</text:p>
          </table:table-cell>
          <table:table-cell office:value-type="float" office:value="0" calcext:value-type="float">
            <text:p>0</text:p>
          </table:table-cell>
          <table:table-cell office:value-type="float" office:value="10050" calcext:value-type="float">
            <text:p>10050</text:p>
          </table:table-cell>
          <table:table-cell office:value-type="float" office:value="629" calcext:value-type="float">
            <text:p>629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2:37:43</text:p>
          </table:table-cell>
          <table:table-cell office:value-type="float" office:value="0.155993" calcext:value-type="float">
            <text:p>0.155993</text:p>
          </table:table-cell>
          <table:table-cell office:value-type="float" office:value="0.015551" calcext:value-type="float">
            <text:p>0.015551</text:p>
          </table:table-cell>
          <table:table-cell office:value-type="float" office:value="0" calcext:value-type="float">
            <text:p>0</text:p>
          </table:table-cell>
          <table:table-cell office:value-type="float" office:value="4739" calcext:value-type="float">
            <text:p>4739</text:p>
          </table:table-cell>
          <table:table-cell office:value-type="float" office:value="765" calcext:value-type="float">
            <text:p>765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2:37:44</text:p>
          </table:table-cell>
          <table:table-cell office:value-type="float" office:value="0.095257" calcext:value-type="float">
            <text:p>0.095257</text:p>
          </table:table-cell>
          <table:table-cell office:value-type="float" office:value="0.006823" calcext:value-type="float">
            <text:p>0.006823</text:p>
          </table:table-cell>
          <table:table-cell office:value-type="float" office:value="0" calcext:value-type="float">
            <text:p>0</text:p>
          </table:table-cell>
          <table:table-cell office:value-type="float" office:value="3538" calcext:value-type="float">
            <text:p>3538</text:p>
          </table:table-cell>
          <table:table-cell office:value-type="float" office:value="896" calcext:value-type="float">
            <text:p>896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2:37:45</text:p>
          </table:table-cell>
          <table:table-cell office:value-type="float" office:value="0.086994" calcext:value-type="float">
            <text:p>0.086994</text:p>
          </table:table-cell>
          <table:table-cell office:value-type="float" office:value="0.007278" calcext:value-type="float">
            <text:p>0.007278</text:p>
          </table:table-cell>
          <table:table-cell office:value-type="float" office:value="0" calcext:value-type="float">
            <text:p>0</text:p>
          </table:table-cell>
          <table:table-cell office:value-type="float" office:value="4557" calcext:value-type="float">
            <text:p>4557</text:p>
          </table:table-cell>
          <table:table-cell office:value-type="float" office:value="953" calcext:value-type="float">
            <text:p>953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2:37:46</text:p>
          </table:table-cell>
          <table:table-cell office:value-type="float" office:value="0.120081" calcext:value-type="float">
            <text:p>0.120081</text:p>
          </table:table-cell>
          <table:table-cell office:value-type="float" office:value="0.022222" calcext:value-type="float">
            <text:p>0.022222</text:p>
          </table:table-cell>
          <table:table-cell office:value-type="float" office:value="0" calcext:value-type="float">
            <text:p>0</text:p>
          </table:table-cell>
          <table:table-cell office:value-type="float" office:value="16110" calcext:value-type="float">
            <text:p>16110</text:p>
          </table:table-cell>
          <table:table-cell office:value-type="float" office:value="926" calcext:value-type="float">
            <text:p>926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2:37:47</text:p>
          </table:table-cell>
          <table:table-cell office:value-type="float" office:value="0.192255" calcext:value-type="float">
            <text:p>0.192255</text:p>
          </table:table-cell>
          <table:table-cell office:value-type="float" office:value="0.022351" calcext:value-type="float">
            <text:p>0.022351</text:p>
          </table:table-cell>
          <table:table-cell office:value-type="float" office:value="0" calcext:value-type="float">
            <text:p>0</text:p>
          </table:table-cell>
          <table:table-cell office:value-type="float" office:value="13076" calcext:value-type="float">
            <text:p>13076</text:p>
          </table:table-cell>
          <table:table-cell office:value-type="float" office:value="725" calcext:value-type="float">
            <text:p>725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2:37:48</text:p>
          </table:table-cell>
          <table:table-cell office:value-type="float" office:value="0.100663" calcext:value-type="float">
            <text:p>0.100663</text:p>
          </table:table-cell>
          <table:table-cell office:value-type="float" office:value="0.004983" calcext:value-type="float">
            <text:p>0.004983</text:p>
          </table:table-cell>
          <table:table-cell office:value-type="float" office:value="0" calcext:value-type="float">
            <text:p>0</text:p>
          </table:table-cell>
          <table:table-cell office:value-type="float" office:value="3537" calcext:value-type="float">
            <text:p>3537</text:p>
          </table:table-cell>
          <table:table-cell office:value-type="float" office:value="914" calcext:value-type="float">
            <text:p>914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2:37:49</text:p>
          </table:table-cell>
          <table:table-cell office:value-type="float" office:value="0.071497" calcext:value-type="float">
            <text:p>0.071497</text:p>
          </table:table-cell>
          <table:table-cell office:value-type="float" office:value="0.003509" calcext:value-type="float">
            <text:p>0.003509</text:p>
          </table:table-cell>
          <table:table-cell office:value-type="float" office:value="0" calcext:value-type="float">
            <text:p>0</text:p>
          </table:table-cell>
          <table:table-cell office:value-type="float" office:value="2674" calcext:value-type="float">
            <text:p>2674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2:37:50</text:p>
          </table:table-cell>
          <table:table-cell office:value-type="float" office:value="0.118675" calcext:value-type="float">
            <text:p>0.118675</text:p>
          </table:table-cell>
          <table:table-cell office:value-type="float" office:value="0.02483" calcext:value-type="float">
            <text:p>0.02483</text:p>
          </table:table-cell>
          <table:table-cell office:value-type="float" office:value="0" calcext:value-type="float">
            <text:p>0</text:p>
          </table:table-cell>
          <table:table-cell office:value-type="float" office:value="16237" calcext:value-type="float">
            <text:p>16237</text:p>
          </table:table-cell>
          <table:table-cell office:value-type="float" office:value="690" calcext:value-type="float">
            <text:p>690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2:37:51</text:p>
          </table:table-cell>
          <table:table-cell office:value-type="float" office:value="0.075651" calcext:value-type="float">
            <text:p>0.075651</text:p>
          </table:table-cell>
          <table:table-cell office:value-type="float" office:value="0.00778" calcext:value-type="float">
            <text:p>0.00778</text:p>
          </table:table-cell>
          <table:table-cell office:value-type="float" office:value="0" calcext:value-type="float">
            <text:p>0</text:p>
          </table:table-cell>
          <table:table-cell office:value-type="float" office:value="4543" calcext:value-type="float">
            <text:p>4543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2:37:52</text:p>
          </table:table-cell>
          <table:table-cell office:value-type="float" office:value="0.124948" calcext:value-type="float">
            <text:p>0.124948</text:p>
          </table:table-cell>
          <table:table-cell office:value-type="float" office:value="0.019075" calcext:value-type="float">
            <text:p>0.019075</text:p>
          </table:table-cell>
          <table:table-cell office:value-type="float" office:value="0" calcext:value-type="float">
            <text:p>0</text:p>
          </table:table-cell>
          <table:table-cell office:value-type="float" office:value="14498" calcext:value-type="float">
            <text:p>14498</text:p>
          </table:table-cell>
          <table:table-cell office:value-type="float" office:value="601" calcext:value-type="float">
            <text:p>601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2:37:53</text:p>
          </table:table-cell>
          <table:table-cell office:value-type="float" office:value="0.111328" calcext:value-type="float">
            <text:p>0.111328</text:p>
          </table:table-cell>
          <table:table-cell office:value-type="float" office:value="0.020265" calcext:value-type="float">
            <text:p>0.020265</text:p>
          </table:table-cell>
          <table:table-cell office:value-type="float" office:value="0" calcext:value-type="float">
            <text:p>0</text:p>
          </table:table-cell>
          <table:table-cell office:value-type="float" office:value="17346" calcext:value-type="float">
            <text:p>17346</text:p>
          </table:table-cell>
          <table:table-cell office:value-type="float" office:value="760" calcext:value-type="float">
            <text:p>760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2:37:54</text:p>
          </table:table-cell>
          <table:table-cell office:value-type="float" office:value="0.080506" calcext:value-type="float">
            <text:p>0.080506</text:p>
          </table:table-cell>
          <table:table-cell office:value-type="float" office:value="0.016171" calcext:value-type="float">
            <text:p>0.016171</text:p>
          </table:table-cell>
          <table:table-cell office:value-type="float" office:value="0" calcext:value-type="float">
            <text:p>0</text:p>
          </table:table-cell>
          <table:table-cell office:value-type="float" office:value="12630" calcext:value-type="float">
            <text:p>12630</text:p>
          </table:table-cell>
          <table:table-cell office:value-type="float" office:value="941" calcext:value-type="float">
            <text:p>941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2:37:55</text:p>
          </table:table-cell>
          <table:table-cell office:value-type="float" office:value="0.08047" calcext:value-type="float">
            <text:p>0.08047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" calcext:value-type="float">
            <text:p>0</text:p>
          </table:table-cell>
          <table:table-cell office:value-type="float" office:value="5719" calcext:value-type="float">
            <text:p>5719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2:37:56</text:p>
          </table:table-cell>
          <table:table-cell office:value-type="float" office:value="0.07418" calcext:value-type="float">
            <text:p>0.07418</text:p>
          </table:table-cell>
          <table:table-cell office:value-type="float" office:value="0.006564" calcext:value-type="float">
            <text:p>0.006564</text:p>
          </table:table-cell>
          <table:table-cell office:value-type="float" office:value="0" calcext:value-type="float">
            <text:p>0</text:p>
          </table:table-cell>
          <table:table-cell office:value-type="float" office:value="7091" calcext:value-type="float">
            <text:p>7091</text:p>
          </table:table-cell>
          <table:table-cell office:value-type="float" office:value="938" calcext:value-type="float">
            <text:p>9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9T12:42:50.295421938</dc:date>
    <meta:editing-duration>PT4M9S</meta:editing-duration>
    <meta:editing-cycles>1</meta:editing-cycles>
    <meta:document-statistic meta:table-count="1" meta:cell-count="630" meta:object-count="4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172.B1:test172.D90" chart:data-source-has-labels="both" svg:x="0.32cm" svg:y="0.18cm" svg:width="13.361cm" svg:height="8.64cm">
          <chartooo:coordinate-region svg:x="1.284cm" svg:y="0.18cm" svg:width="12.397cm" svg:height="7.037cm"/>
          <chart:axis chart:dimension="x" chart:name="primary-x" chart:style-name="ch4" chartooo:axis-type="auto">
            <chartooo:date-scale/>
            <chart:categories table:cell-range-address="test172.B2:test172.B9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172.C2:test172.C90" chart:label-cell-address="test172.C1:test172.C1" chart:class="chart:bar">
            <chart:data-point chart:repeated="66"/>
          </chart:series>
          <chart:series chart:style-name="ch8" chart:values-cell-range-address="test172.D2:test172.D90" chart:label-cell-address="test172.D1:test172.D1" chart:class="chart:bar">
            <chart:data-point chart:repeated="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172.C1:test172.C1</svg:desc>
                </draw:g>
              </table:table-cell>
              <table:table-cell office:value-type="string">
                <text:p>xfertime</text:p>
                <draw:g>
                  <svg:desc>test172.D1:test17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36:28</text:p>
                <draw:g>
                  <svg:desc>test172.B2:test172.B90</svg:desc>
                </draw:g>
              </table:table-cell>
              <table:table-cell office:value-type="float" office:value="0.01709">
                <text:p>0.01709</text:p>
                <draw:g>
                  <svg:desc>test172.C2:test172.C90</svg:desc>
                </draw:g>
              </table:table-cell>
              <table:table-cell office:value-type="float" office:value="0.003422">
                <text:p>0.003422</text:p>
                <draw:g>
                  <svg:desc>test172.D2:test172.D90</svg:desc>
                </draw:g>
              </table:table-cell>
            </table:table-row>
            <table:table-row>
              <table:table-cell office:value-type="string">
                <text:p>12:36:29</text:p>
              </table:table-cell>
              <table:table-cell office:value-type="float" office:value="0.013977">
                <text:p>0.013977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2:36:30</text:p>
              </table:table-cell>
              <table:table-cell office:value-type="float" office:value="0.013711">
                <text:p>0.013711</text:p>
              </table:table-cell>
              <table:table-cell office:value-type="float" office:value="0.001107">
                <text:p>0.001107</text:p>
              </table:table-cell>
            </table:table-row>
            <table:table-row>
              <table:table-cell office:value-type="string">
                <text:p>12:36:31</text:p>
              </table:table-cell>
              <table:table-cell office:value-type="float" office:value="0.018111">
                <text:p>0.018111</text:p>
              </table:table-cell>
              <table:table-cell office:value-type="float" office:value="0.001215">
                <text:p>0.001215</text:p>
              </table:table-cell>
            </table:table-row>
            <table:table-row>
              <table:table-cell office:value-type="string">
                <text:p>12:36:32</text:p>
              </table:table-cell>
              <table:table-cell office:value-type="float" office:value="0.013967">
                <text:p>0.013967</text:p>
              </table:table-cell>
              <table:table-cell office:value-type="float" office:value="0.001335">
                <text:p>0.001335</text:p>
              </table:table-cell>
            </table:table-row>
            <table:table-row>
              <table:table-cell office:value-type="string">
                <text:p>12:36:33</text:p>
              </table:table-cell>
              <table:table-cell office:value-type="float" office:value="0.013322">
                <text:p>0.013322</text:p>
              </table:table-cell>
              <table:table-cell office:value-type="float" office:value="0.001079">
                <text:p>0.001079</text:p>
              </table:table-cell>
            </table:table-row>
            <table:table-row>
              <table:table-cell office:value-type="string">
                <text:p>12:36:34</text:p>
              </table:table-cell>
              <table:table-cell office:value-type="float" office:value="0.014952">
                <text:p>0.014952</text:p>
              </table:table-cell>
              <table:table-cell office:value-type="float" office:value="0.002157">
                <text:p>0.002157</text:p>
              </table:table-cell>
            </table:table-row>
            <table:table-row>
              <table:table-cell office:value-type="string">
                <text:p>12:36:35</text:p>
              </table:table-cell>
              <table:table-cell office:value-type="float" office:value="0.015475">
                <text:p>0.015475</text:p>
              </table:table-cell>
              <table:table-cell office:value-type="float" office:value="0.002556">
                <text:p>0.002556</text:p>
              </table:table-cell>
            </table:table-row>
            <table:table-row>
              <table:table-cell office:value-type="string">
                <text:p>12:36:36</text:p>
              </table:table-cell>
              <table:table-cell office:value-type="float" office:value="0.016714">
                <text:p>0.016714</text:p>
              </table:table-cell>
              <table:table-cell office:value-type="float" office:value="0.003829">
                <text:p>0.003829</text:p>
              </table:table-cell>
            </table:table-row>
            <table:table-row>
              <table:table-cell office:value-type="string">
                <text:p>12:36:37</text:p>
              </table:table-cell>
              <table:table-cell office:value-type="float" office:value="0.014262">
                <text:p>0.014262</text:p>
              </table:table-cell>
              <table:table-cell office:value-type="float" office:value="0.002472">
                <text:p>0.002472</text:p>
              </table:table-cell>
            </table:table-row>
            <table:table-row>
              <table:table-cell office:value-type="string">
                <text:p>12:36:38</text:p>
              </table:table-cell>
              <table:table-cell office:value-type="float" office:value="0.015764">
                <text:p>0.015764</text:p>
              </table:table-cell>
              <table:table-cell office:value-type="float" office:value="0.002313">
                <text:p>0.002313</text:p>
              </table:table-cell>
            </table:table-row>
            <table:table-row>
              <table:table-cell office:value-type="string">
                <text:p>12:36:39</text:p>
              </table:table-cell>
              <table:table-cell office:value-type="float" office:value="0.01689">
                <text:p>0.01689</text:p>
              </table:table-cell>
              <table:table-cell office:value-type="float" office:value="0.003283">
                <text:p>0.003283</text:p>
              </table:table-cell>
            </table:table-row>
            <table:table-row>
              <table:table-cell office:value-type="string">
                <text:p>12:36:40</text:p>
              </table:table-cell>
              <table:table-cell office:value-type="float" office:value="0.020075">
                <text:p>0.020075</text:p>
              </table:table-cell>
              <table:table-cell office:value-type="float" office:value="0.004399">
                <text:p>0.004399</text:p>
              </table:table-cell>
            </table:table-row>
            <table:table-row>
              <table:table-cell office:value-type="string">
                <text:p>12:36:41</text:p>
              </table:table-cell>
              <table:table-cell office:value-type="float" office:value="0.018321">
                <text:p>0.018321</text:p>
              </table:table-cell>
              <table:table-cell office:value-type="float" office:value="0.003698">
                <text:p>0.003698</text:p>
              </table:table-cell>
            </table:table-row>
            <table:table-row>
              <table:table-cell office:value-type="string">
                <text:p>12:36:42</text:p>
              </table:table-cell>
              <table:table-cell office:value-type="float" office:value="0.016032">
                <text:p>0.016032</text:p>
              </table:table-cell>
              <table:table-cell office:value-type="float" office:value="0.003139">
                <text:p>0.003139</text:p>
              </table:table-cell>
            </table:table-row>
            <table:table-row>
              <table:table-cell office:value-type="string">
                <text:p>12:36:43</text:p>
              </table:table-cell>
              <table:table-cell office:value-type="float" office:value="0.017168">
                <text:p>0.017168</text:p>
              </table:table-cell>
              <table:table-cell office:value-type="float" office:value="0.002874">
                <text:p>0.002874</text:p>
              </table:table-cell>
            </table:table-row>
            <table:table-row>
              <table:table-cell office:value-type="string">
                <text:p>12:36:44</text:p>
              </table:table-cell>
              <table:table-cell office:value-type="float" office:value="0.013898">
                <text:p>0.013898</text:p>
              </table:table-cell>
              <table:table-cell office:value-type="float" office:value="0.001906">
                <text:p>0.001906</text:p>
              </table:table-cell>
            </table:table-row>
            <table:table-row>
              <table:table-cell office:value-type="string">
                <text:p>12:36:45</text:p>
              </table:table-cell>
              <table:table-cell office:value-type="float" office:value="0.013533">
                <text:p>0.013533</text:p>
              </table:table-cell>
              <table:table-cell office:value-type="float" office:value="0.001628">
                <text:p>0.001628</text:p>
              </table:table-cell>
            </table:table-row>
            <table:table-row>
              <table:table-cell office:value-type="string">
                <text:p>12:36:46</text:p>
              </table:table-cell>
              <table:table-cell office:value-type="float" office:value="0.01488">
                <text:p>0.01488</text:p>
              </table:table-cell>
              <table:table-cell office:value-type="float" office:value="0.001688">
                <text:p>0.001688</text:p>
              </table:table-cell>
            </table:table-row>
            <table:table-row>
              <table:table-cell office:value-type="string">
                <text:p>12:36:47</text:p>
              </table:table-cell>
              <table:table-cell office:value-type="float" office:value="0.014974">
                <text:p>0.014974</text:p>
              </table:table-cell>
              <table:table-cell office:value-type="float" office:value="0.003021">
                <text:p>0.003021</text:p>
              </table:table-cell>
            </table:table-row>
            <table:table-row>
              <table:table-cell office:value-type="string">
                <text:p>12:36:48</text:p>
              </table:table-cell>
              <table:table-cell office:value-type="float" office:value="0.027132">
                <text:p>0.027132</text:p>
              </table:table-cell>
              <table:table-cell office:value-type="float" office:value="0.00211">
                <text:p>0.00211</text:p>
              </table:table-cell>
            </table:table-row>
            <table:table-row>
              <table:table-cell office:value-type="string">
                <text:p>12:36:49</text:p>
              </table:table-cell>
              <table:table-cell office:value-type="float" office:value="0.019722">
                <text:p>0.019722</text:p>
              </table:table-cell>
              <table:table-cell office:value-type="float" office:value="0.002674">
                <text:p>0.002674</text:p>
              </table:table-cell>
            </table:table-row>
            <table:table-row>
              <table:table-cell office:value-type="string">
                <text:p>12:36:50</text:p>
              </table:table-cell>
              <table:table-cell office:value-type="float" office:value="0.014553">
                <text:p>0.014553</text:p>
              </table:table-cell>
              <table:table-cell office:value-type="float" office:value="0.001688">
                <text:p>0.001688</text:p>
              </table:table-cell>
            </table:table-row>
            <table:table-row>
              <table:table-cell office:value-type="string">
                <text:p>12:36:51</text:p>
              </table:table-cell>
              <table:table-cell office:value-type="float" office:value="0.016097">
                <text:p>0.016097</text:p>
              </table:table-cell>
              <table:table-cell office:value-type="float" office:value="0.00309">
                <text:p>0.00309</text:p>
              </table:table-cell>
            </table:table-row>
            <table:table-row>
              <table:table-cell office:value-type="string">
                <text:p>12:36:52</text:p>
              </table:table-cell>
              <table:table-cell office:value-type="float" office:value="0.02255">
                <text:p>0.02255</text:p>
              </table:table-cell>
              <table:table-cell office:value-type="float" office:value="0.005553">
                <text:p>0.005553</text:p>
              </table:table-cell>
            </table:table-row>
            <table:table-row>
              <table:table-cell office:value-type="string">
                <text:p>12:36:53</text:p>
              </table:table-cell>
              <table:table-cell office:value-type="float" office:value="0.022878">
                <text:p>0.022878</text:p>
              </table:table-cell>
              <table:table-cell office:value-type="float" office:value="0.004714">
                <text:p>0.004714</text:p>
              </table:table-cell>
            </table:table-row>
            <table:table-row>
              <table:table-cell office:value-type="string">
                <text:p>12:36:54</text:p>
              </table:table-cell>
              <table:table-cell office:value-type="float" office:value="0.018528">
                <text:p>0.018528</text:p>
              </table:table-cell>
              <table:table-cell office:value-type="float" office:value="0.003287">
                <text:p>0.003287</text:p>
              </table:table-cell>
            </table:table-row>
            <table:table-row>
              <table:table-cell office:value-type="string">
                <text:p>12:36:55</text:p>
              </table:table-cell>
              <table:table-cell office:value-type="float" office:value="0.057227">
                <text:p>0.057227</text:p>
              </table:table-cell>
              <table:table-cell office:value-type="float" office:value="0.009508">
                <text:p>0.009508</text:p>
              </table:table-cell>
            </table:table-row>
            <table:table-row>
              <table:table-cell office:value-type="string">
                <text:p>12:36:56</text:p>
              </table:table-cell>
              <table:table-cell office:value-type="float" office:value="0.020911">
                <text:p>0.020911</text:p>
              </table:table-cell>
              <table:table-cell office:value-type="float" office:value="0.003557">
                <text:p>0.003557</text:p>
              </table:table-cell>
            </table:table-row>
            <table:table-row>
              <table:table-cell office:value-type="string">
                <text:p>12:36:57</text:p>
              </table:table-cell>
              <table:table-cell office:value-type="float" office:value="0.015895">
                <text:p>0.015895</text:p>
              </table:table-cell>
              <table:table-cell office:value-type="float" office:value="0.00234">
                <text:p>0.00234</text:p>
              </table:table-cell>
            </table:table-row>
            <table:table-row>
              <table:table-cell office:value-type="string">
                <text:p>12:36:58</text:p>
              </table:table-cell>
              <table:table-cell office:value-type="float" office:value="0.08649">
                <text:p>0.08649</text:p>
              </table:table-cell>
              <table:table-cell office:value-type="float" office:value="0.013591">
                <text:p>0.013591</text:p>
              </table:table-cell>
            </table:table-row>
            <table:table-row>
              <table:table-cell office:value-type="string">
                <text:p>12:36:59</text:p>
              </table:table-cell>
              <table:table-cell office:value-type="float" office:value="0.025574">
                <text:p>0.025574</text:p>
              </table:table-cell>
              <table:table-cell office:value-type="float" office:value="0.003349">
                <text:p>0.003349</text:p>
              </table:table-cell>
            </table:table-row>
            <table:table-row>
              <table:table-cell office:value-type="string">
                <text:p>12:37:00</text:p>
              </table:table-cell>
              <table:table-cell office:value-type="float" office:value="0.033677">
                <text:p>0.033677</text:p>
              </table:table-cell>
              <table:table-cell office:value-type="float" office:value="0.006368">
                <text:p>0.006368</text:p>
              </table:table-cell>
            </table:table-row>
            <table:table-row>
              <table:table-cell office:value-type="string">
                <text:p>12:37:01</text:p>
              </table:table-cell>
              <table:table-cell office:value-type="float" office:value="0.036504">
                <text:p>0.036504</text:p>
              </table:table-cell>
              <table:table-cell office:value-type="float" office:value="0.005136">
                <text:p>0.005136</text:p>
              </table:table-cell>
            </table:table-row>
            <table:table-row>
              <table:table-cell office:value-type="string">
                <text:p>12:37:02</text:p>
              </table:table-cell>
              <table:table-cell office:value-type="float" office:value="0.13881">
                <text:p>0.13881</text:p>
              </table:table-cell>
              <table:table-cell office:value-type="float" office:value="0.058804">
                <text:p>0.058804</text:p>
              </table:table-cell>
            </table:table-row>
            <table:table-row>
              <table:table-cell office:value-type="string">
                <text:p>12:37:03</text:p>
              </table:table-cell>
              <table:table-cell office:value-type="float" office:value="0.042126">
                <text:p>0.042126</text:p>
              </table:table-cell>
              <table:table-cell office:value-type="float" office:value="0.004855">
                <text:p>0.004855</text:p>
              </table:table-cell>
            </table:table-row>
            <table:table-row>
              <table:table-cell office:value-type="string">
                <text:p>12:37:04</text:p>
              </table:table-cell>
              <table:table-cell office:value-type="float" office:value="0.02208">
                <text:p>0.02208</text:p>
              </table:table-cell>
              <table:table-cell office:value-type="float" office:value="0.004599">
                <text:p>0.004599</text:p>
              </table:table-cell>
            </table:table-row>
            <table:table-row>
              <table:table-cell office:value-type="string">
                <text:p>12:37:05</text:p>
              </table:table-cell>
              <table:table-cell office:value-type="float" office:value="0.01503">
                <text:p>0.01503</text:p>
              </table:table-cell>
              <table:table-cell office:value-type="float" office:value="0.001269">
                <text:p>0.001269</text:p>
              </table:table-cell>
            </table:table-row>
            <table:table-row>
              <table:table-cell office:value-type="string">
                <text:p>12:37:06</text:p>
              </table:table-cell>
              <table:table-cell office:value-type="float" office:value="0.018078">
                <text:p>0.018078</text:p>
              </table:table-cell>
              <table:table-cell office:value-type="float" office:value="0.002982">
                <text:p>0.002982</text:p>
              </table:table-cell>
            </table:table-row>
            <table:table-row>
              <table:table-cell office:value-type="string">
                <text:p>12:37:07</text:p>
              </table:table-cell>
              <table:table-cell office:value-type="float" office:value="0.040957">
                <text:p>0.040957</text:p>
              </table:table-cell>
              <table:table-cell office:value-type="float" office:value="0.004543">
                <text:p>0.004543</text:p>
              </table:table-cell>
            </table:table-row>
            <table:table-row>
              <table:table-cell office:value-type="string">
                <text:p>12:37:08</text:p>
              </table:table-cell>
              <table:table-cell office:value-type="float" office:value="0.03015">
                <text:p>0.03015</text:p>
              </table:table-cell>
              <table:table-cell office:value-type="float" office:value="0.005574">
                <text:p>0.005574</text:p>
              </table:table-cell>
            </table:table-row>
            <table:table-row>
              <table:table-cell office:value-type="string">
                <text:p>12:37:09</text:p>
              </table:table-cell>
              <table:table-cell office:value-type="float" office:value="0.01997">
                <text:p>0.01997</text:p>
              </table:table-cell>
              <table:table-cell office:value-type="float" office:value="0.003596">
                <text:p>0.003596</text:p>
              </table:table-cell>
            </table:table-row>
            <table:table-row>
              <table:table-cell office:value-type="string">
                <text:p>12:37:10</text:p>
              </table:table-cell>
              <table:table-cell office:value-type="float" office:value="0.052548">
                <text:p>0.052548</text:p>
              </table:table-cell>
              <table:table-cell office:value-type="float" office:value="0.008625">
                <text:p>0.008625</text:p>
              </table:table-cell>
            </table:table-row>
            <table:table-row>
              <table:table-cell office:value-type="string">
                <text:p>12:37:11</text:p>
              </table:table-cell>
              <table:table-cell office:value-type="float" office:value="0.047179">
                <text:p>0.047179</text:p>
              </table:table-cell>
              <table:table-cell office:value-type="float" office:value="0.017167">
                <text:p>0.017167</text:p>
              </table:table-cell>
            </table:table-row>
            <table:table-row>
              <table:table-cell office:value-type="string">
                <text:p>12:37:12</text:p>
              </table:table-cell>
              <table:table-cell office:value-type="float" office:value="0.078411">
                <text:p>0.078411</text:p>
              </table:table-cell>
              <table:table-cell office:value-type="float" office:value="0.027842">
                <text:p>0.027842</text:p>
              </table:table-cell>
            </table:table-row>
            <table:table-row>
              <table:table-cell office:value-type="string">
                <text:p>12:37:13</text:p>
              </table:table-cell>
              <table:table-cell office:value-type="float" office:value="0.062311">
                <text:p>0.062311</text:p>
              </table:table-cell>
              <table:table-cell office:value-type="float" office:value="0.011214">
                <text:p>0.011214</text:p>
              </table:table-cell>
            </table:table-row>
            <table:table-row>
              <table:table-cell office:value-type="string">
                <text:p>12:37:14</text:p>
              </table:table-cell>
              <table:table-cell office:value-type="float" office:value="0.139916">
                <text:p>0.139916</text:p>
              </table:table-cell>
              <table:table-cell office:value-type="float" office:value="0.030851">
                <text:p>0.030851</text:p>
              </table:table-cell>
            </table:table-row>
            <table:table-row>
              <table:table-cell office:value-type="string">
                <text:p>12:37:15</text:p>
              </table:table-cell>
              <table:table-cell office:value-type="float" office:value="0.140736">
                <text:p>0.140736</text:p>
              </table:table-cell>
              <table:table-cell office:value-type="float" office:value="0.055202">
                <text:p>0.055202</text:p>
              </table:table-cell>
            </table:table-row>
            <table:table-row>
              <table:table-cell office:value-type="string">
                <text:p>12:37:16</text:p>
              </table:table-cell>
              <table:table-cell office:value-type="float" office:value="0.148276">
                <text:p>0.148276</text:p>
              </table:table-cell>
              <table:table-cell office:value-type="float" office:value="0.03904">
                <text:p>0.03904</text:p>
              </table:table-cell>
            </table:table-row>
            <table:table-row>
              <table:table-cell office:value-type="string">
                <text:p>12:37:17</text:p>
              </table:table-cell>
              <table:table-cell office:value-type="float" office:value="0.05539">
                <text:p>0.05539</text:p>
              </table:table-cell>
              <table:table-cell office:value-type="float" office:value="0.011333">
                <text:p>0.011333</text:p>
              </table:table-cell>
            </table:table-row>
            <table:table-row>
              <table:table-cell office:value-type="string">
                <text:p>12:37:18</text:p>
              </table:table-cell>
              <table:table-cell office:value-type="float" office:value="0.259903">
                <text:p>0.259903</text:p>
              </table:table-cell>
              <table:table-cell office:value-type="float" office:value="0.13949">
                <text:p>0.13949</text:p>
              </table:table-cell>
            </table:table-row>
            <table:table-row>
              <table:table-cell office:value-type="string">
                <text:p>12:37:19</text:p>
              </table:table-cell>
              <table:table-cell office:value-type="float" office:value="0.173779">
                <text:p>0.173779</text:p>
              </table:table-cell>
              <table:table-cell office:value-type="float" office:value="0.058337">
                <text:p>0.058337</text:p>
              </table:table-cell>
            </table:table-row>
            <table:table-row>
              <table:table-cell office:value-type="string">
                <text:p>12:37:20</text:p>
              </table:table-cell>
              <table:table-cell office:value-type="float" office:value="0.171013">
                <text:p>0.171013</text:p>
              </table:table-cell>
              <table:table-cell office:value-type="float" office:value="0.065154">
                <text:p>0.065154</text:p>
              </table:table-cell>
            </table:table-row>
            <table:table-row>
              <table:table-cell office:value-type="string">
                <text:p>12:37:21</text:p>
              </table:table-cell>
              <table:table-cell office:value-type="float" office:value="0.119636">
                <text:p>0.119636</text:p>
              </table:table-cell>
              <table:table-cell office:value-type="float" office:value="0.031797">
                <text:p>0.031797</text:p>
              </table:table-cell>
            </table:table-row>
            <table:table-row>
              <table:table-cell office:value-type="string">
                <text:p>12:37:22</text:p>
              </table:table-cell>
              <table:table-cell office:value-type="float" office:value="0.18345">
                <text:p>0.18345</text:p>
              </table:table-cell>
              <table:table-cell office:value-type="float" office:value="0.076926">
                <text:p>0.076926</text:p>
              </table:table-cell>
            </table:table-row>
            <table:table-row>
              <table:table-cell office:value-type="string">
                <text:p>12:37:23</text:p>
              </table:table-cell>
              <table:table-cell office:value-type="float" office:value="0.232629">
                <text:p>0.232629</text:p>
              </table:table-cell>
              <table:table-cell office:value-type="float" office:value="0.101816">
                <text:p>0.101816</text:p>
              </table:table-cell>
            </table:table-row>
            <table:table-row>
              <table:table-cell office:value-type="string">
                <text:p>12:37:24</text:p>
              </table:table-cell>
              <table:table-cell office:value-type="float" office:value="0.351333">
                <text:p>0.351333</text:p>
              </table:table-cell>
              <table:table-cell office:value-type="float" office:value="0.571879">
                <text:p>0.571879</text:p>
              </table:table-cell>
            </table:table-row>
            <table:table-row>
              <table:table-cell office:value-type="string">
                <text:p>12:37:25</text:p>
              </table:table-cell>
              <table:table-cell office:value-type="float" office:value="0.329401">
                <text:p>0.329401</text:p>
              </table:table-cell>
              <table:table-cell office:value-type="float" office:value="0.505171">
                <text:p>0.505171</text:p>
              </table:table-cell>
            </table:table-row>
            <table:table-row>
              <table:table-cell office:value-type="string">
                <text:p>12:37:26</text:p>
              </table:table-cell>
              <table:table-cell office:value-type="float" office:value="0.353017">
                <text:p>0.353017</text:p>
              </table:table-cell>
              <table:table-cell office:value-type="float" office:value="0.666051">
                <text:p>0.666051</text:p>
              </table:table-cell>
            </table:table-row>
            <table:table-row>
              <table:table-cell office:value-type="string">
                <text:p>12:37:27</text:p>
              </table:table-cell>
              <table:table-cell office:value-type="float" office:value="0.498987">
                <text:p>0.498987</text:p>
              </table:table-cell>
              <table:table-cell office:value-type="float" office:value="1.634188">
                <text:p>1.634188</text:p>
              </table:table-cell>
            </table:table-row>
            <table:table-row>
              <table:table-cell office:value-type="string">
                <text:p>12:37:28</text:p>
              </table:table-cell>
              <table:table-cell office:value-type="float" office:value="0.511388">
                <text:p>0.511388</text:p>
              </table:table-cell>
              <table:table-cell office:value-type="float" office:value="2.081451">
                <text:p>2.081451</text:p>
              </table:table-cell>
            </table:table-row>
            <table:table-row>
              <table:table-cell office:value-type="string">
                <text:p>12:37:29</text:p>
              </table:table-cell>
              <table:table-cell office:value-type="float" office:value="0.891156">
                <text:p>0.891156</text:p>
              </table:table-cell>
              <table:table-cell office:value-type="float" office:value="3.22032">
                <text:p>3.22032</text:p>
              </table:table-cell>
            </table:table-row>
            <table:table-row>
              <table:table-cell office:value-type="string">
                <text:p>12:37:30</text:p>
              </table:table-cell>
              <table:table-cell office:value-type="float" office:value="1.016804">
                <text:p>1.016804</text:p>
              </table:table-cell>
              <table:table-cell office:value-type="float" office:value="3.109312">
                <text:p>3.109312</text:p>
              </table:table-cell>
            </table:table-row>
            <table:table-row>
              <table:table-cell office:value-type="string">
                <text:p>12:37:31</text:p>
              </table:table-cell>
              <table:table-cell office:value-type="float" office:value="0.851451">
                <text:p>0.851451</text:p>
              </table:table-cell>
              <table:table-cell office:value-type="float" office:value="1.926334">
                <text:p>1.926334</text:p>
              </table:table-cell>
            </table:table-row>
            <table:table-row>
              <table:table-cell office:value-type="string">
                <text:p>12:37:32</text:p>
              </table:table-cell>
              <table:table-cell office:value-type="float" office:value="0.764123">
                <text:p>0.764123</text:p>
              </table:table-cell>
              <table:table-cell office:value-type="float" office:value="1.300026">
                <text:p>1.300026</text:p>
              </table:table-cell>
            </table:table-row>
            <table:table-row>
              <table:table-cell office:value-type="string">
                <text:p>12:37:33</text:p>
              </table:table-cell>
              <table:table-cell office:value-type="float" office:value="0.820434">
                <text:p>0.820434</text:p>
              </table:table-cell>
              <table:table-cell office:value-type="float" office:value="1.142944">
                <text:p>1.1429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4.001cm" svg:y="4.005cm" style:legend-expansion="high" chart:style-name="ch2"/>
        <chart:plot-area chart:style-name="ch3" table:cell-range-address="test172.G1:test172.G90 test172.C1:test172.D90" chart:data-source-has-labels="row" svg:x="0.32cm" svg:y="0.18cm" svg:width="13.361cm" svg:height="8.64cm">
          <chartooo:coordinate-region svg:x="1.047cm" svg:y="0.354cm" svg:width="12.262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172.C2:test172.C90" chart:label-cell-address="test172.C1:test172.C1" chart:class="chart:scatter">
            <chart:domain table:cell-range-address="test172.G2:test172.G90"/>
            <chart:data-point chart:repeated="66"/>
          </chart:series>
          <chart:series chart:style-name="ch7" chart:values-cell-range-address="test172.D2:test172.D90" chart:label-cell-address="test172.D1:test172.D1" chart:class="chart:scatter">
            <chart:data-point chart:repeated="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172.C1:test172.C1</svg:desc>
                </draw:g>
              </table:table-cell>
              <table:table-cell office:value-type="string">
                <text:p>xfertime</text:p>
                <draw:g>
                  <svg:desc>test172.D1:test17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est172.G2:test172.G90</svg:desc>
                </draw:g>
              </table:table-cell>
              <table:table-cell office:value-type="float" office:value="0.01709">
                <text:p>0.01709</text:p>
                <draw:g>
                  <svg:desc>test172.C2:test172.C90</svg:desc>
                </draw:g>
              </table:table-cell>
              <table:table-cell office:value-type="float" office:value="0.003422">
                <text:p>0.003422</text:p>
                <draw:g>
                  <svg:desc>test172.D2:test172.D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0.013977">
                <text:p>0.013977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0.013711">
                <text:p>0.013711</text:p>
              </table:table-cell>
              <table:table-cell office:value-type="float" office:value="0.001107">
                <text:p>0.001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0.018111">
                <text:p>0.018111</text:p>
              </table:table-cell>
              <table:table-cell office:value-type="float" office:value="0.001215">
                <text:p>0.0012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013967">
                <text:p>0.013967</text:p>
              </table:table-cell>
              <table:table-cell office:value-type="float" office:value="0.001335">
                <text:p>0.0013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">
                <text:p>199</text:p>
              </table:table-cell>
              <table:table-cell office:value-type="float" office:value="0.013322">
                <text:p>0.013322</text:p>
              </table:table-cell>
              <table:table-cell office:value-type="float" office:value="0.001079">
                <text:p>0.0010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">
                <text:p>199</text:p>
              </table:table-cell>
              <table:table-cell office:value-type="float" office:value="0.014952">
                <text:p>0.014952</text:p>
              </table:table-cell>
              <table:table-cell office:value-type="float" office:value="0.002157">
                <text:p>0.0021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">
                <text:p>199</text:p>
              </table:table-cell>
              <table:table-cell office:value-type="float" office:value="0.015475">
                <text:p>0.015475</text:p>
              </table:table-cell>
              <table:table-cell office:value-type="float" office:value="0.002556">
                <text:p>0.002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">
                <text:p>199</text:p>
              </table:table-cell>
              <table:table-cell office:value-type="float" office:value="0.016714">
                <text:p>0.016714</text:p>
              </table:table-cell>
              <table:table-cell office:value-type="float" office:value="0.003829">
                <text:p>0.0038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">
                <text:p>199</text:p>
              </table:table-cell>
              <table:table-cell office:value-type="float" office:value="0.014262">
                <text:p>0.014262</text:p>
              </table:table-cell>
              <table:table-cell office:value-type="float" office:value="0.002472">
                <text:p>0.002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9">
                <text:p>299</text:p>
              </table:table-cell>
              <table:table-cell office:value-type="float" office:value="0.015764">
                <text:p>0.015764</text:p>
              </table:table-cell>
              <table:table-cell office:value-type="float" office:value="0.002313">
                <text:p>0.0023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9">
                <text:p>299</text:p>
              </table:table-cell>
              <table:table-cell office:value-type="float" office:value="0.01689">
                <text:p>0.01689</text:p>
              </table:table-cell>
              <table:table-cell office:value-type="float" office:value="0.003283">
                <text:p>0.003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9">
                <text:p>299</text:p>
              </table:table-cell>
              <table:table-cell office:value-type="float" office:value="0.020075">
                <text:p>0.020075</text:p>
              </table:table-cell>
              <table:table-cell office:value-type="float" office:value="0.004399">
                <text:p>0.0043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9">
                <text:p>299</text:p>
              </table:table-cell>
              <table:table-cell office:value-type="float" office:value="0.018321">
                <text:p>0.018321</text:p>
              </table:table-cell>
              <table:table-cell office:value-type="float" office:value="0.003698">
                <text:p>0.0036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9">
                <text:p>299</text:p>
              </table:table-cell>
              <table:table-cell office:value-type="float" office:value="0.016032">
                <text:p>0.016032</text:p>
              </table:table-cell>
              <table:table-cell office:value-type="float" office:value="0.003139">
                <text:p>0.0031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9">
                <text:p>399</text:p>
              </table:table-cell>
              <table:table-cell office:value-type="float" office:value="0.017168">
                <text:p>0.017168</text:p>
              </table:table-cell>
              <table:table-cell office:value-type="float" office:value="0.002874">
                <text:p>0.0028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9">
                <text:p>399</text:p>
              </table:table-cell>
              <table:table-cell office:value-type="float" office:value="0.013898">
                <text:p>0.013898</text:p>
              </table:table-cell>
              <table:table-cell office:value-type="float" office:value="0.001906">
                <text:p>0.0019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9">
                <text:p>399</text:p>
              </table:table-cell>
              <table:table-cell office:value-type="float" office:value="0.013533">
                <text:p>0.013533</text:p>
              </table:table-cell>
              <table:table-cell office:value-type="float" office:value="0.001628">
                <text:p>0.0016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9">
                <text:p>399</text:p>
              </table:table-cell>
              <table:table-cell office:value-type="float" office:value="0.01488">
                <text:p>0.01488</text:p>
              </table:table-cell>
              <table:table-cell office:value-type="float" office:value="0.001688">
                <text:p>0.0016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9">
                <text:p>399</text:p>
              </table:table-cell>
              <table:table-cell office:value-type="float" office:value="0.014974">
                <text:p>0.014974</text:p>
              </table:table-cell>
              <table:table-cell office:value-type="float" office:value="0.003021">
                <text:p>0.0030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9">
                <text:p>499</text:p>
              </table:table-cell>
              <table:table-cell office:value-type="float" office:value="0.027132">
                <text:p>0.027132</text:p>
              </table:table-cell>
              <table:table-cell office:value-type="float" office:value="0.00211">
                <text:p>0.002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9">
                <text:p>499</text:p>
              </table:table-cell>
              <table:table-cell office:value-type="float" office:value="0.019722">
                <text:p>0.019722</text:p>
              </table:table-cell>
              <table:table-cell office:value-type="float" office:value="0.002674">
                <text:p>0.0026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9">
                <text:p>499</text:p>
              </table:table-cell>
              <table:table-cell office:value-type="float" office:value="0.014553">
                <text:p>0.014553</text:p>
              </table:table-cell>
              <table:table-cell office:value-type="float" office:value="0.001688">
                <text:p>0.0016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9">
                <text:p>499</text:p>
              </table:table-cell>
              <table:table-cell office:value-type="float" office:value="0.016097">
                <text:p>0.016097</text:p>
              </table:table-cell>
              <table:table-cell office:value-type="float" office:value="0.00309">
                <text:p>0.003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9">
                <text:p>499</text:p>
              </table:table-cell>
              <table:table-cell office:value-type="float" office:value="0.02255">
                <text:p>0.02255</text:p>
              </table:table-cell>
              <table:table-cell office:value-type="float" office:value="0.005553">
                <text:p>0.0055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9">
                <text:p>599</text:p>
              </table:table-cell>
              <table:table-cell office:value-type="float" office:value="0.022878">
                <text:p>0.022878</text:p>
              </table:table-cell>
              <table:table-cell office:value-type="float" office:value="0.004714">
                <text:p>0.0047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9">
                <text:p>599</text:p>
              </table:table-cell>
              <table:table-cell office:value-type="float" office:value="0.018528">
                <text:p>0.018528</text:p>
              </table:table-cell>
              <table:table-cell office:value-type="float" office:value="0.003287">
                <text:p>0.0032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9">
                <text:p>599</text:p>
              </table:table-cell>
              <table:table-cell office:value-type="float" office:value="0.057227">
                <text:p>0.057227</text:p>
              </table:table-cell>
              <table:table-cell office:value-type="float" office:value="0.009508">
                <text:p>0.0095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9">
                <text:p>599</text:p>
              </table:table-cell>
              <table:table-cell office:value-type="float" office:value="0.020911">
                <text:p>0.020911</text:p>
              </table:table-cell>
              <table:table-cell office:value-type="float" office:value="0.003557">
                <text:p>0.0035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">
                <text:p>600</text:p>
              </table:table-cell>
              <table:table-cell office:value-type="float" office:value="0.015895">
                <text:p>0.015895</text:p>
              </table:table-cell>
              <table:table-cell office:value-type="float" office:value="0.00234">
                <text:p>0.002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9">
                <text:p>699</text:p>
              </table:table-cell>
              <table:table-cell office:value-type="float" office:value="0.08649">
                <text:p>0.08649</text:p>
              </table:table-cell>
              <table:table-cell office:value-type="float" office:value="0.013591">
                <text:p>0.0135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9">
                <text:p>699</text:p>
              </table:table-cell>
              <table:table-cell office:value-type="float" office:value="0.025574">
                <text:p>0.025574</text:p>
              </table:table-cell>
              <table:table-cell office:value-type="float" office:value="0.003349">
                <text:p>0.0033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9">
                <text:p>699</text:p>
              </table:table-cell>
              <table:table-cell office:value-type="float" office:value="0.033677">
                <text:p>0.033677</text:p>
              </table:table-cell>
              <table:table-cell office:value-type="float" office:value="0.006368">
                <text:p>0.0063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9">
                <text:p>699</text:p>
              </table:table-cell>
              <table:table-cell office:value-type="float" office:value="0.036504">
                <text:p>0.036504</text:p>
              </table:table-cell>
              <table:table-cell office:value-type="float" office:value="0.005136">
                <text:p>0.0051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9">
                <text:p>699</text:p>
              </table:table-cell>
              <table:table-cell office:value-type="float" office:value="0.13881">
                <text:p>0.13881</text:p>
              </table:table-cell>
              <table:table-cell office:value-type="float" office:value="0.058804">
                <text:p>0.0588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99">
                <text:p>799</text:p>
              </table:table-cell>
              <table:table-cell office:value-type="float" office:value="0.042126">
                <text:p>0.042126</text:p>
              </table:table-cell>
              <table:table-cell office:value-type="float" office:value="0.004855">
                <text:p>0.0048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9">
                <text:p>799</text:p>
              </table:table-cell>
              <table:table-cell office:value-type="float" office:value="0.02208">
                <text:p>0.02208</text:p>
              </table:table-cell>
              <table:table-cell office:value-type="float" office:value="0.004599">
                <text:p>0.0045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9">
                <text:p>799</text:p>
              </table:table-cell>
              <table:table-cell office:value-type="float" office:value="0.01503">
                <text:p>0.01503</text:p>
              </table:table-cell>
              <table:table-cell office:value-type="float" office:value="0.001269">
                <text:p>0.0012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9">
                <text:p>799</text:p>
              </table:table-cell>
              <table:table-cell office:value-type="float" office:value="0.018078">
                <text:p>0.018078</text:p>
              </table:table-cell>
              <table:table-cell office:value-type="float" office:value="0.002982">
                <text:p>0.0029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9">
                <text:p>799</text:p>
              </table:table-cell>
              <table:table-cell office:value-type="float" office:value="0.040957">
                <text:p>0.040957</text:p>
              </table:table-cell>
              <table:table-cell office:value-type="float" office:value="0.004543">
                <text:p>0.0045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99">
                <text:p>899</text:p>
              </table:table-cell>
              <table:table-cell office:value-type="float" office:value="0.03015">
                <text:p>0.03015</text:p>
              </table:table-cell>
              <table:table-cell office:value-type="float" office:value="0.005574">
                <text:p>0.0055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99">
                <text:p>899</text:p>
              </table:table-cell>
              <table:table-cell office:value-type="float" office:value="0.01997">
                <text:p>0.01997</text:p>
              </table:table-cell>
              <table:table-cell office:value-type="float" office:value="0.003596">
                <text:p>0.0035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99">
                <text:p>899</text:p>
              </table:table-cell>
              <table:table-cell office:value-type="float" office:value="0.052548">
                <text:p>0.052548</text:p>
              </table:table-cell>
              <table:table-cell office:value-type="float" office:value="0.008625">
                <text:p>0.008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9">
                <text:p>899</text:p>
              </table:table-cell>
              <table:table-cell office:value-type="float" office:value="0.047179">
                <text:p>0.047179</text:p>
              </table:table-cell>
              <table:table-cell office:value-type="float" office:value="0.017167">
                <text:p>0.0171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9">
                <text:p>899</text:p>
              </table:table-cell>
              <table:table-cell office:value-type="float" office:value="0.078411">
                <text:p>0.078411</text:p>
              </table:table-cell>
              <table:table-cell office:value-type="float" office:value="0.027842">
                <text:p>0.0278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9">
                <text:p>999</text:p>
              </table:table-cell>
              <table:table-cell office:value-type="float" office:value="0.062311">
                <text:p>0.062311</text:p>
              </table:table-cell>
              <table:table-cell office:value-type="float" office:value="0.011214">
                <text:p>0.0112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9">
                <text:p>999</text:p>
              </table:table-cell>
              <table:table-cell office:value-type="float" office:value="0.139916">
                <text:p>0.139916</text:p>
              </table:table-cell>
              <table:table-cell office:value-type="float" office:value="0.030851">
                <text:p>0.0308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9">
                <text:p>999</text:p>
              </table:table-cell>
              <table:table-cell office:value-type="float" office:value="0.140736">
                <text:p>0.140736</text:p>
              </table:table-cell>
              <table:table-cell office:value-type="float" office:value="0.055202">
                <text:p>0.0552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9">
                <text:p>999</text:p>
              </table:table-cell>
              <table:table-cell office:value-type="float" office:value="0.148276">
                <text:p>0.148276</text:p>
              </table:table-cell>
              <table:table-cell office:value-type="float" office:value="0.03904">
                <text:p>0.039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8">
                <text:p>998</text:p>
              </table:table-cell>
              <table:table-cell office:value-type="float" office:value="0.05539">
                <text:p>0.05539</text:p>
              </table:table-cell>
              <table:table-cell office:value-type="float" office:value="0.011333">
                <text:p>0.011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00">
                <text:p>1100</text:p>
              </table:table-cell>
              <table:table-cell office:value-type="float" office:value="0.259903">
                <text:p>0.259903</text:p>
              </table:table-cell>
              <table:table-cell office:value-type="float" office:value="0.13949">
                <text:p>0.139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99">
                <text:p>1099</text:p>
              </table:table-cell>
              <table:table-cell office:value-type="float" office:value="0.173779">
                <text:p>0.173779</text:p>
              </table:table-cell>
              <table:table-cell office:value-type="float" office:value="0.058337">
                <text:p>0.0583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99">
                <text:p>1099</text:p>
              </table:table-cell>
              <table:table-cell office:value-type="float" office:value="0.171013">
                <text:p>0.171013</text:p>
              </table:table-cell>
              <table:table-cell office:value-type="float" office:value="0.065154">
                <text:p>0.0651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99">
                <text:p>1099</text:p>
              </table:table-cell>
              <table:table-cell office:value-type="float" office:value="0.119636">
                <text:p>0.119636</text:p>
              </table:table-cell>
              <table:table-cell office:value-type="float" office:value="0.031797">
                <text:p>0.0317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7">
                <text:p>1097</text:p>
              </table:table-cell>
              <table:table-cell office:value-type="float" office:value="0.18345">
                <text:p>0.18345</text:p>
              </table:table-cell>
              <table:table-cell office:value-type="float" office:value="0.076926">
                <text:p>0.0769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00">
                <text:p>1200</text:p>
              </table:table-cell>
              <table:table-cell office:value-type="float" office:value="0.232629">
                <text:p>0.232629</text:p>
              </table:table-cell>
              <table:table-cell office:value-type="float" office:value="0.101816">
                <text:p>0.1018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96">
                <text:p>1196</text:p>
              </table:table-cell>
              <table:table-cell office:value-type="float" office:value="0.351333">
                <text:p>0.351333</text:p>
              </table:table-cell>
              <table:table-cell office:value-type="float" office:value="0.571879">
                <text:p>0.5718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98">
                <text:p>1198</text:p>
              </table:table-cell>
              <table:table-cell office:value-type="float" office:value="0.329401">
                <text:p>0.329401</text:p>
              </table:table-cell>
              <table:table-cell office:value-type="float" office:value="0.505171">
                <text:p>0.5051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96">
                <text:p>1196</text:p>
              </table:table-cell>
              <table:table-cell office:value-type="float" office:value="0.353017">
                <text:p>0.353017</text:p>
              </table:table-cell>
              <table:table-cell office:value-type="float" office:value="0.666051">
                <text:p>0.6660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0">
                <text:p>1190</text:p>
              </table:table-cell>
              <table:table-cell office:value-type="float" office:value="0.498987">
                <text:p>0.498987</text:p>
              </table:table-cell>
              <table:table-cell office:value-type="float" office:value="1.634188">
                <text:p>1.6341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79">
                <text:p>1279</text:p>
              </table:table-cell>
              <table:table-cell office:value-type="float" office:value="0.511388">
                <text:p>0.511388</text:p>
              </table:table-cell>
              <table:table-cell office:value-type="float" office:value="2.081451">
                <text:p>2.0814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9">
                <text:p>1239</text:p>
              </table:table-cell>
              <table:table-cell office:value-type="float" office:value="0.891156">
                <text:p>0.891156</text:p>
              </table:table-cell>
              <table:table-cell office:value-type="float" office:value="3.22032">
                <text:p>3.220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35">
                <text:p>1235</text:p>
              </table:table-cell>
              <table:table-cell office:value-type="float" office:value="1.016804">
                <text:p>1.016804</text:p>
              </table:table-cell>
              <table:table-cell office:value-type="float" office:value="3.109312">
                <text:p>3.1093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37">
                <text:p>1237</text:p>
              </table:table-cell>
              <table:table-cell office:value-type="float" office:value="0.851451">
                <text:p>0.851451</text:p>
              </table:table-cell>
              <table:table-cell office:value-type="float" office:value="1.926334">
                <text:p>1.9263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27">
                <text:p>1227</text:p>
              </table:table-cell>
              <table:table-cell office:value-type="float" office:value="0.764123">
                <text:p>0.764123</text:p>
              </table:table-cell>
              <table:table-cell office:value-type="float" office:value="1.300026">
                <text:p>1.3000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74">
                <text:p>1274</text:p>
              </table:table-cell>
              <table:table-cell office:value-type="float" office:value="0.820434">
                <text:p>0.820434</text:p>
              </table:table-cell>
              <table:table-cell office:value-type="float" office:value="1.142944">
                <text:p>1.1429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test172.B2:test172.B90 test172.G1:test172.G90" chart:data-source-has-labels="both" svg:x="0.32cm" svg:y="0.18cm" svg:width="12.726cm" svg:height="8.64cm">
          <chartooo:coordinate-region svg:x="1.312cm" svg:y="0.18cm" svg:width="11.734cm" svg:height="7.037cm"/>
          <chart:axis chart:dimension="x" chart:name="primary-x" chart:style-name="ch4" chartooo:axis-type="auto">
            <chartooo:date-scale/>
            <chart:categories table:cell-range-address="test172.B2:test172.B9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172.G2:test172.G90" chart:label-cell-address="test172.G1:test172.G1" chart:class="chart:bar">
            <chart:data-point chart:repeated="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172.G1:test17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36:28</text:p>
                <draw:g>
                  <svg:desc>test172.B2:test172.B90</svg:desc>
                </draw:g>
              </table:table-cell>
              <table:table-cell office:value-type="float" office:value="100">
                <text:p>100</text:p>
                <draw:g>
                  <svg:desc>test172.G2:test172.G90</svg:desc>
                </draw:g>
              </table:table-cell>
            </table:table-row>
            <table:table-row>
              <table:table-cell office:value-type="string">
                <text:p>12:36:2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:36: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:36:3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:36: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:36:3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:36: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:36:3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:36: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:36: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:36:3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:36:3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:36:4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:36:4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:36:4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:36:4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6:4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6:4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6:4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6:4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6:4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2:36:4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2:36:5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2:36:5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2:36:5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2:36:5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36:5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36:5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36:5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36:5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2:36:58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2:36:59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2:37:0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2:37:0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2:37:0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2:37:03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2:37:04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2:37:05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2:37:06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2:37:07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2:37:08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:37:09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:37:1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:37:11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:37:12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:37:1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2:37:14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2:37:15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2:37:16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2:37:17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2:37:18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2:37:19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12:37:20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12:37:21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12:37:22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12:37:2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2:37:24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2:37:25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2:37:26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2:37:27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12:37:28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12:37:29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12:37:30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12:37:31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12:37:3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12:37:33</text:p>
              </table:table-cell>
              <table:table-cell office:value-type="float" office:value="1274">
                <text:p>12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005cm" style:legend-expansion="high" chart:style-name="ch2"/>
        <chart:plot-area chart:style-name="ch3" table:cell-range-address="test172.B2:test172.B90 test172.F1:test172.G90" chart:data-source-has-labels="both" svg:x="0.32cm" svg:y="0.18cm" svg:width="12.726cm" svg:height="8.64cm">
          <chartooo:coordinate-region svg:x="1.682cm" svg:y="0.18cm" svg:width="11.364cm" svg:height="7.038cm"/>
          <chart:axis chart:dimension="x" chart:name="primary-x" chart:style-name="ch4" chartooo:axis-type="auto">
            <chartooo:date-scale/>
            <chart:categories table:cell-range-address="test172.B2:test172.B9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172.F2:test172.F90" chart:label-cell-address="test172.F1:test172.F1" chart:class="chart:bar">
            <chart:data-point chart:repeated="66"/>
          </chart:series>
          <chart:series chart:style-name="ch8" chart:values-cell-range-address="test172.G2:test172.G90" chart:label-cell-address="test172.G1:test172.G1" chart:class="chart:bar">
            <chart:data-point chart:repeated="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172.F1:test172.F1</svg:desc>
                </draw:g>
              </table:table-cell>
              <table:table-cell office:value-type="string">
                <text:p>transactions</text:p>
                <draw:g>
                  <svg:desc>test172.G1:test17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36:28</text:p>
                <draw:g>
                  <svg:desc>test172.B2:test172.B90</svg:desc>
                </draw:g>
              </table:table-cell>
              <table:table-cell office:value-type="float" office:value="76886">
                <text:p>76886</text:p>
                <draw:g>
                  <svg:desc>test172.F2:test172.F90</svg:desc>
                </draw:g>
              </table:table-cell>
              <table:table-cell office:value-type="float" office:value="100">
                <text:p>100</text:p>
                <draw:g>
                  <svg:desc>test172.G2:test172.G90</svg:desc>
                </draw:g>
              </table:table-cell>
            </table:table-row>
            <table:table-row>
              <table:table-cell office:value-type="string">
                <text:p>12:36:29</text:p>
              </table:table-cell>
              <table:table-cell office:value-type="float" office:value="30491">
                <text:p>3049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:36:30</text:p>
              </table:table-cell>
              <table:table-cell office:value-type="float" office:value="32016">
                <text:p>3201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:36:31</text:p>
              </table:table-cell>
              <table:table-cell office:value-type="float" office:value="37042">
                <text:p>3704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:36:32</text:p>
              </table:table-cell>
              <table:table-cell office:value-type="float" office:value="40088">
                <text:p>400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:36:33</text:p>
              </table:table-cell>
              <table:table-cell office:value-type="float" office:value="30432">
                <text:p>3043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:36:34</text:p>
              </table:table-cell>
              <table:table-cell office:value-type="float" office:value="50077">
                <text:p>5007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:36:35</text:p>
              </table:table-cell>
              <table:table-cell office:value-type="float" office:value="63629">
                <text:p>636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:36:36</text:p>
              </table:table-cell>
              <table:table-cell office:value-type="float" office:value="96423">
                <text:p>9642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:36:37</text:p>
              </table:table-cell>
              <table:table-cell office:value-type="float" office:value="65505">
                <text:p>655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:36:38</text:p>
              </table:table-cell>
              <table:table-cell office:value-type="float" office:value="59671">
                <text:p>5967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:36:39</text:p>
              </table:table-cell>
              <table:table-cell office:value-type="float" office:value="79146">
                <text:p>7914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:36:40</text:p>
              </table:table-cell>
              <table:table-cell office:value-type="float" office:value="102728">
                <text:p>10272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:36:41</text:p>
              </table:table-cell>
              <table:table-cell office:value-type="float" office:value="91243">
                <text:p>9124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:36:42</text:p>
              </table:table-cell>
              <table:table-cell office:value-type="float" office:value="71509">
                <text:p>7150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:36:43</text:p>
              </table:table-cell>
              <table:table-cell office:value-type="float" office:value="68343">
                <text:p>6834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6:44</text:p>
              </table:table-cell>
              <table:table-cell office:value-type="float" office:value="45430">
                <text:p>4543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6:45</text:p>
              </table:table-cell>
              <table:table-cell office:value-type="float" office:value="39498">
                <text:p>3949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6:46</text:p>
              </table:table-cell>
              <table:table-cell office:value-type="float" office:value="41583">
                <text:p>4158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6:47</text:p>
              </table:table-cell>
              <table:table-cell office:value-type="float" office:value="60607">
                <text:p>6060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6:48</text:p>
              </table:table-cell>
              <table:table-cell office:value-type="float" office:value="42882">
                <text:p>4288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2:36:49</text:p>
              </table:table-cell>
              <table:table-cell office:value-type="float" office:value="60661">
                <text:p>6066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2:36:50</text:p>
              </table:table-cell>
              <table:table-cell office:value-type="float" office:value="40044">
                <text:p>4004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2:36:51</text:p>
              </table:table-cell>
              <table:table-cell office:value-type="float" office:value="58265">
                <text:p>5826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2:36:52</text:p>
              </table:table-cell>
              <table:table-cell office:value-type="float" office:value="91556">
                <text:p>9155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2:36:53</text:p>
              </table:table-cell>
              <table:table-cell office:value-type="float" office:value="64736">
                <text:p>6473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36:54</text:p>
              </table:table-cell>
              <table:table-cell office:value-type="float" office:value="62246">
                <text:p>6224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36:55</text:p>
              </table:table-cell>
              <table:table-cell office:value-type="float" office:value="100239">
                <text:p>10023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36:56</text:p>
              </table:table-cell>
              <table:table-cell office:value-type="float" office:value="63236">
                <text:p>6323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36:57</text:p>
              </table:table-cell>
              <table:table-cell office:value-type="float" office:value="58768">
                <text:p>5876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2:36:58</text:p>
              </table:table-cell>
              <table:table-cell office:value-type="float" office:value="97305">
                <text:p>97305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2:36:59</text:p>
              </table:table-cell>
              <table:table-cell office:value-type="float" office:value="59771">
                <text:p>5977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2:37:00</text:p>
              </table:table-cell>
              <table:table-cell office:value-type="float" office:value="77076">
                <text:p>7707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2:37:01</text:p>
              </table:table-cell>
              <table:table-cell office:value-type="float" office:value="77926">
                <text:p>7792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2:37:02</text:p>
              </table:table-cell>
              <table:table-cell office:value-type="float" office:value="140781">
                <text:p>14078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2:37:03</text:p>
              </table:table-cell>
              <table:table-cell office:value-type="float" office:value="53181">
                <text:p>53181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2:37:04</text:p>
              </table:table-cell>
              <table:table-cell office:value-type="float" office:value="69823">
                <text:p>69823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2:37:05</text:p>
              </table:table-cell>
              <table:table-cell office:value-type="float" office:value="30577">
                <text:p>30577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2:37:06</text:p>
              </table:table-cell>
              <table:table-cell office:value-type="float" office:value="60551">
                <text:p>60551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2:37:07</text:p>
              </table:table-cell>
              <table:table-cell office:value-type="float" office:value="62542">
                <text:p>62542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2:37:08</text:p>
              </table:table-cell>
              <table:table-cell office:value-type="float" office:value="68960">
                <text:p>6896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:37:09</text:p>
              </table:table-cell>
              <table:table-cell office:value-type="float" office:value="56444">
                <text:p>56444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:37:10</text:p>
              </table:table-cell>
              <table:table-cell office:value-type="float" office:value="81134">
                <text:p>81134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:37:11</text:p>
              </table:table-cell>
              <table:table-cell office:value-type="float" office:value="77009">
                <text:p>77009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:37:12</text:p>
              </table:table-cell>
              <table:table-cell office:value-type="float" office:value="86052">
                <text:p>86052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:37:13</text:p>
              </table:table-cell>
              <table:table-cell office:value-type="float" office:value="72532">
                <text:p>72532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2:37:14</text:p>
              </table:table-cell>
              <table:table-cell office:value-type="float" office:value="96935">
                <text:p>96935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2:37:15</text:p>
              </table:table-cell>
              <table:table-cell office:value-type="float" office:value="115717">
                <text:p>11571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2:37:16</text:p>
              </table:table-cell>
              <table:table-cell office:value-type="float" office:value="59626">
                <text:p>59626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2:37:17</text:p>
              </table:table-cell>
              <table:table-cell office:value-type="float" office:value="55432">
                <text:p>55432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2:37:18</text:p>
              </table:table-cell>
              <table:table-cell office:value-type="float" office:value="122162">
                <text:p>122162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2:37:19</text:p>
              </table:table-cell>
              <table:table-cell office:value-type="float" office:value="52490">
                <text:p>52490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12:37:20</text:p>
              </table:table-cell>
              <table:table-cell office:value-type="float" office:value="84519">
                <text:p>84519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12:37:21</text:p>
              </table:table-cell>
              <table:table-cell office:value-type="float" office:value="63794">
                <text:p>63794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12:37:22</text:p>
              </table:table-cell>
              <table:table-cell office:value-type="float" office:value="89334">
                <text:p>89334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12:37:23</text:p>
              </table:table-cell>
              <table:table-cell office:value-type="float" office:value="78615">
                <text:p>7861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2:37:24</text:p>
              </table:table-cell>
              <table:table-cell office:value-type="float" office:value="114734">
                <text:p>114734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2:37:25</text:p>
              </table:table-cell>
              <table:table-cell office:value-type="float" office:value="78824">
                <text:p>78824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2:37:26</text:p>
              </table:table-cell>
              <table:table-cell office:value-type="float" office:value="70644">
                <text:p>70644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2:37:27</text:p>
              </table:table-cell>
              <table:table-cell office:value-type="float" office:value="107441">
                <text:p>107441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12:37:28</text:p>
              </table:table-cell>
              <table:table-cell office:value-type="float" office:value="106050">
                <text:p>106050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12:37:29</text:p>
              </table:table-cell>
              <table:table-cell office:value-type="float" office:value="156294">
                <text:p>156294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12:37:30</text:p>
              </table:table-cell>
              <table:table-cell office:value-type="float" office:value="156747">
                <text:p>156747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12:37:31</text:p>
              </table:table-cell>
              <table:table-cell office:value-type="float" office:value="82301">
                <text:p>82301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12:37:32</text:p>
              </table:table-cell>
              <table:table-cell office:value-type="float" office:value="58421">
                <text:p>58421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12:37:33</text:p>
              </table:table-cell>
              <table:table-cell office:value-type="float" office:value="59892">
                <text:p>59892</text:p>
              </table:table-cell>
              <table:table-cell office:value-type="float" office:value="1274">
                <text:p>12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